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2.93pt" svg:height="173.59pt" svg:x="26.53pt" svg:y="182.24pt">
            <loext:p draw:notify-on-update-of-ranges="Sheet1.B7:Sheet1.B20 Sheet1.C7:Sheet1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5.77pt" svg:height="135.92pt" svg:x="239.61pt" svg:y="209.34pt">
            <loext:p draw:notify-on-update-of-ranges="Sheet1.E7:Sheet1.E20 Sheet1.F7:Sheet1.F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0.68pt" svg:height="93.77pt" svg:x="590.83pt" svg:y="220.59pt">
            <loext:p draw:notify-on-update-of-ranges="Sheet1.J7:Sheet1.J16 Sheet1.K7:Sheet1.K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91.4pt" svg:height="131.41pt" svg:x="837.44pt" svg:y="220.62pt">
            <loext:p draw:notify-on-update-of-ranges="Sheet1.N7:Sheet1.N16 Sheet1.O7:Sheet1.O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73.46pt" svg:height="160.02pt" svg:x="1089.55pt" svg:y="144.57pt">
            <loext:p draw:notify-on-update-of-ranges="Sheet1.S8:Sheet1.S23 Sheet1.T8:Sheet1.T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70.16pt" svg:height="158.51pt" svg:x="1398.61pt" svg:y="153.58pt">
            <loext:p draw:notify-on-update-of-ranges="Sheet1.W8:Sheet1.W23 Sheet1.X8:Sheet1.X2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45.65pt" svg:height="192.42pt" svg:x="370.71pt" svg:y="666.34pt">
            <loext:p draw:notify-on-update-of-ranges="Sheet1.G49:Sheet1.G59 Sheet1.H49:Sheet1.H5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62.8pt" svg:height="165.32pt" svg:x="706.34pt" svg:y="673.11pt">
            <loext:p draw:notify-on-update-of-ranges="Sheet1.K49:Sheet1.K59 Sheet1.L49:Sheet1.L5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01.94pt" svg:height="155.54pt" svg:x="348.89pt" svg:y="978.04pt">
            <loext:p draw:notify-on-update-of-ranges="Sheet1.G76:Sheet1.G86 Sheet1.H76:Sheet1.H8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85.78pt" svg:height="140.49pt" svg:x="667.33pt" svg:y="988.61pt">
            <loext:p draw:notify-on-update-of-ranges="Sheet1.K76:Sheet1.K86 Sheet1.L76:Sheet1.L8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214.41pt" svg:height="187.17pt" svg:x="369.95pt" svg:y="1340.93pt">
            <loext:p draw:notify-on-update-of-ranges="Sheet1.G103:Sheet1.G113 Sheet1.H103:Sheet1.H1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228.47pt" svg:height="150.26pt" svg:x="744.58pt" svg:y="1378.63pt">
            <loext:p draw:notify-on-update-of-ranges="Sheet1.K103:Sheet1.K113 Sheet1.L103:Sheet1.L11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365.24pt" svg:height="223.63pt" svg:x="289.56pt" svg:y="1673.01pt">
            <loext:p draw:notify-on-update-of-ranges="Sheet1.F134:Sheet1.F140 Sheet1.G134:Sheet1.G14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0.41pt" svg:height="152.5pt" svg:x="674.36pt" svg:y="1710.68pt">
            <loext:p draw:notify-on-update-of-ranges="Sheet1.J134:Sheet1.J140 Sheet1.K134:Sheet1.K14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249.53pt" svg:height="180.85pt" svg:x="170.14pt" svg:y="1902.67pt">
            <loext:p draw:notify-on-update-of-ranges="Sheet1.F152:Sheet1.F158 Sheet1.G152:Sheet1.G15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383.22pt" svg:height="143.04pt" svg:x="738.34pt" svg:y="1929pt">
            <loext:p draw:notify-on-update-of-ranges="Sheet1.J152:Sheet1.J158 Sheet1.K152:Sheet1.K15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272.66pt" svg:height="209.45pt" svg:x="246.36pt" svg:y="2205.16pt">
            <loext:p draw:notify-on-update-of-ranges="Sheet1.F169:Sheet1.F175 Sheet1.G169:Sheet1.G175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453.51pt" svg:height="255.09pt" svg:x="706.85pt" svg:y="2153.23pt">
            <loext:p draw:notify-on-update-of-ranges="Sheet1.J169:Sheet1.J175 Sheet1.K169:Sheet1.K17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using one set associative map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ice.trace</text:p>
          </table:table-cell>
          <table:table-cell table:number-columns-repeated="7"/>
          <table:table-cell office:value-type="string" calcext:value-type="string">
            <text:p>tex.trace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string" calcext:value-type="string">
            <text:p>cc.tra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r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4"/>
          <table:table-cell office:value-type="string" calcext:value-type="string">
            <text:p>instr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ache size</text:p>
          </table:table-cell>
          <table:table-cell office:value-type="string" calcext:value-type="string">
            <text:p>Hit-rate per/acc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cache size</text:p>
          </table:table-cell>
          <table:table-cell office:value-type="string" calcext:value-type="string">
            <text:p>hit rate per/acc</text:p>
          </table:table-cell>
          <table:table-cell office:value-type="string" calcext:value-type="string">
            <text:p>hit rate</text:p>
          </table:table-cell>
          <table:table-cell table:number-columns-repeated="2"/>
          <table:table-cell office:value-type="string" calcext:value-type="string">
            <text:p>cache size</text:p>
          </table:table-cell>
          <table:table-cell office:value-type="string" calcext:value-type="string">
            <text:p>hit rate per access</text:p>
          </table:table-cell>
          <table:table-cell office:value-type="string" calcext:value-type="string">
            <text:p>hit rate</text:p>
          </table:table-cell>
          <table:table-cell/>
          <table:table-cell office:value-type="string" calcext:value-type="string">
            <text:p>cache size</text:p>
          </table:table-cell>
          <table:table-cell office:value-type="string" calcext:value-type="string">
            <text:p>hit rate per accss</text:p>
          </table:table-cell>
          <table:table-cell office:value-type="string" calcext:value-type="string">
            <text:p>hit rate</text:p>
          </table:table-cell>
          <table:table-cell table:number-columns-repeated="2"/>
          <table:table-cell office:value-type="string" calcext:value-type="string">
            <text:p>instr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7]/78276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7]/217237" office:value-type="float" office:value="0.0603902650101042" calcext:value-type="float">
            <text:p>0.060390265</text:p>
          </table:table-cell>
          <table:table-cell office:value-type="float" office:value="13119" calcext:value-type="float">
            <text:p>131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L7]/5973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7]/235168" office:value-type="float" office:value="0.0000510273506599537" calcext:value-type="float">
            <text:p>5.10273506599537E-0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ache size</text:p>
          </table:table-cell>
          <table:table-cell/>
          <table:table-cell office:value-type="string" calcext:value-type="string">
            <text:p>hit rate</text:p>
          </table:table-cell>
          <table:table-cell/>
          <table:table-cell office:value-type="string" calcext:value-type="string">
            <text:p>cache size</text:p>
          </table:table-cell>
          <table:table-cell office:value-type="string" calcext:value-type="string">
            <text:p>hit per accesses</text:p>
          </table:table-cell>
          <table:table-cell office:value-type="string" calcext:value-type="string">
            <text:p>hit rate</text:p>
          </table:table-cell>
        </table:table-row>
        <table:table-row table:style-name="ro1">
          <table:table-cell/>
          <table:table-cell table:formula="of:=[.B7]*2" office:value-type="float" office:value="8" calcext:value-type="float">
            <text:p>8</text:p>
          </table:table-cell>
          <table:table-cell table:formula="of:=[.D8]/78276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*2" office:value-type="float" office:value="8" calcext:value-type="float">
            <text:p>8</text:p>
          </table:table-cell>
          <table:table-cell table:formula="of:=[.G8]/217237" office:value-type="float" office:value="0.145449440012521" calcext:value-type="float">
            <text:p>0.14544944</text:p>
          </table:table-cell>
          <table:table-cell office:value-type="float" office:value="31597" calcext:value-type="float">
            <text:p>31597</text:p>
          </table:table-cell>
          <table:table-cell table:number-columns-repeated="2"/>
          <table:table-cell table:formula="of:=[.J7]*2" office:value-type="float" office:value="8" calcext:value-type="float">
            <text:p>8</text:p>
          </table:table-cell>
          <table:table-cell table:formula="of:=[.L8]/5973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7]*2" office:value-type="float" office:value="8" calcext:value-type="float">
            <text:p>8</text:p>
          </table:table-cell>
          <table:table-cell table:formula="of:=[.P8]/235168" office:value-type="float" office:value="0.222198598448769" calcext:value-type="float">
            <text:p>0.2221985984</text:p>
          </table:table-cell>
          <table:table-cell office:value-type="float" office:value="52254" calcext:value-type="float">
            <text:p>522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U8]/7573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Y8]/242661" office:value-type="float" office:value="0.0675510279773017" calcext:value-type="float">
            <text:p>0.067551028</text:p>
          </table:table-cell>
          <table:table-cell office:value-type="float" office:value="16392" calcext:value-type="float">
            <text:p>16392</text:p>
          </table:table-cell>
        </table:table-row>
        <table:table-row table:style-name="ro1">
          <table:table-cell/>
          <table:table-cell table:formula="of:=[.B8]*2" office:value-type="float" office:value="16" calcext:value-type="float">
            <text:p>16</text:p>
          </table:table-cell>
          <table:table-cell table:formula="of:=[.D9]/782764" office:value-type="float" office:value="0.00335861128002821" calcext:value-type="float">
            <text:p>0.0033586113</text:p>
          </table:table-cell>
          <table:table-cell office:value-type="float" office:value="2629" calcext:value-type="float">
            <text:p>2629</text:p>
          </table:table-cell>
          <table:table-cell table:formula="of:=[.E8]*2" office:value-type="float" office:value="16" calcext:value-type="float">
            <text:p>16</text:p>
          </table:table-cell>
          <table:table-cell table:formula="of:=[.G9]/217237" office:value-type="float" office:value="0.262202111058429" calcext:value-type="float">
            <text:p>0.2622021111</text:p>
          </table:table-cell>
          <table:table-cell office:value-type="float" office:value="56960" calcext:value-type="float">
            <text:p>56960</text:p>
          </table:table-cell>
          <table:table-cell table:number-columns-repeated="2"/>
          <table:table-cell table:formula="of:=[.J8]*2" office:value-type="float" office:value="16" calcext:value-type="float">
            <text:p>16</text:p>
          </table:table-cell>
          <table:table-cell table:formula="of:=[.L9]/5973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8]*2" office:value-type="float" office:value="16" calcext:value-type="float">
            <text:p>16</text:p>
          </table:table-cell>
          <table:table-cell table:formula="of:=[.P9]/235168" office:value-type="float" office:value="0.333302149952374" calcext:value-type="float">
            <text:p>0.33330215</text:p>
          </table:table-cell>
          <table:table-cell office:value-type="float" office:value="78382" calcext:value-type="float">
            <text:p>78382</text:p>
          </table:table-cell>
          <table:table-cell table:number-columns-repeated="2"/>
          <table:table-cell table:formula="of:=[.S8]*2" office:value-type="float" office:value="8" calcext:value-type="float">
            <text:p>8</text:p>
          </table:table-cell>
          <table:table-cell table:formula="of:=[.U9]/7573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W8]*2" office:value-type="float" office:value="8" calcext:value-type="float">
            <text:p>8</text:p>
          </table:table-cell>
          <table:table-cell table:formula="of:=[.Y9]/242661" office:value-type="float" office:value="0.137331503620277" calcext:value-type="float">
            <text:p>0.1373315036</text:p>
          </table:table-cell>
          <table:table-cell office:value-type="float" office:value="33325" calcext:value-type="float">
            <text:p>33325</text:p>
          </table:table-cell>
        </table:table-row>
        <table:table-row table:style-name="ro1">
          <table:table-cell/>
          <table:table-cell table:formula="of:=[.B9]*2" office:value-type="float" office:value="32" calcext:value-type="float">
            <text:p>32</text:p>
          </table:table-cell>
          <table:table-cell table:formula="of:=[.D10]/782764" office:value-type="float" office:value="0.0100847765099059" calcext:value-type="float">
            <text:p>0.0100847765</text:p>
          </table:table-cell>
          <table:table-cell office:value-type="float" office:value="7894" calcext:value-type="float">
            <text:p>7894</text:p>
          </table:table-cell>
          <table:table-cell table:formula="of:=[.E9]*2" office:value-type="float" office:value="32" calcext:value-type="float">
            <text:p>32</text:p>
          </table:table-cell>
          <table:table-cell table:formula="of:=[.G10]/217237" office:value-type="float" office:value="0.365775627540428" calcext:value-type="float">
            <text:p>0.3657756275</text:p>
          </table:table-cell>
          <table:table-cell office:value-type="float" office:value="79460" calcext:value-type="float">
            <text:p>79460</text:p>
          </table:table-cell>
          <table:table-cell table:number-columns-repeated="2"/>
          <table:table-cell table:formula="of:=[.J9]*2" office:value-type="float" office:value="32" calcext:value-type="float">
            <text:p>32</text:p>
          </table:table-cell>
          <table:table-cell table:formula="of:=[.L10]/597309" office:value-type="float" office:value="0.187365333520841" calcext:value-type="float">
            <text:p>0.1873653335</text:p>
          </table:table-cell>
          <table:table-cell office:value-type="float" office:value="111915" calcext:value-type="float">
            <text:p>111915</text:p>
          </table:table-cell>
          <table:table-cell/>
          <table:table-cell table:formula="of:=[.N9]*2" office:value-type="float" office:value="32" calcext:value-type="float">
            <text:p>32</text:p>
          </table:table-cell>
          <table:table-cell table:formula="of:=[.P10]/235168" office:value-type="float" office:value="0.571306470268064" calcext:value-type="float">
            <text:p>0.5713064703</text:p>
          </table:table-cell>
          <table:table-cell office:value-type="float" office:value="134353" calcext:value-type="float">
            <text:p>134353</text:p>
          </table:table-cell>
          <table:table-cell table:number-columns-repeated="2"/>
          <table:table-cell table:formula="of:=[.S9]*2" office:value-type="float" office:value="16" calcext:value-type="float">
            <text:p>16</text:p>
          </table:table-cell>
          <table:table-cell table:formula="of:=[.U10]/757341" office:value-type="float" office:value="0.0046702872286064" calcext:value-type="float">
            <text:p>0.0046702872</text:p>
          </table:table-cell>
          <table:table-cell office:value-type="float" office:value="3537" calcext:value-type="float">
            <text:p>3537</text:p>
          </table:table-cell>
          <table:table-cell/>
          <table:table-cell table:formula="of:=[.W9]*2" office:value-type="float" office:value="16" calcext:value-type="float">
            <text:p>16</text:p>
          </table:table-cell>
          <table:table-cell table:formula="of:=[.Y10]/242661" office:value-type="float" office:value="0.222862347060302" calcext:value-type="float">
            <text:p>0.2228623471</text:p>
          </table:table-cell>
          <table:table-cell office:value-type="float" office:value="54080" calcext:value-type="float">
            <text:p>54080</text:p>
          </table:table-cell>
        </table:table-row>
        <table:table-row table:style-name="ro1">
          <table:table-cell/>
          <table:table-cell table:formula="of:=[.B10]*2" office:value-type="float" office:value="64" calcext:value-type="float">
            <text:p>64</text:p>
          </table:table-cell>
          <table:table-cell table:formula="of:=[.D11]/782764" office:value-type="float" office:value="0.263577527837254" calcext:value-type="float">
            <text:p>0.2635775278</text:p>
          </table:table-cell>
          <table:table-cell office:value-type="float" office:value="206319" calcext:value-type="float">
            <text:p>206319</text:p>
          </table:table-cell>
          <table:table-cell table:formula="of:=[.E10]*2" office:value-type="float" office:value="64" calcext:value-type="float">
            <text:p>64</text:p>
          </table:table-cell>
          <table:table-cell table:formula="of:=[.G11]/217237" office:value-type="float" office:value="0.452063874938431" calcext:value-type="float">
            <text:p>0.4520638749</text:p>
          </table:table-cell>
          <table:table-cell office:value-type="float" office:value="98205" calcext:value-type="float">
            <text:p>98205</text:p>
          </table:table-cell>
          <table:table-cell table:number-columns-repeated="2"/>
          <table:table-cell table:formula="of:=[.J10]*2" office:value-type="float" office:value="64" calcext:value-type="float">
            <text:p>64</text:p>
          </table:table-cell>
          <table:table-cell table:formula="of:=[.L11]/597309" office:value-type="float" office:value="0.187365333520841" calcext:value-type="float">
            <text:p>0.1873653335</text:p>
          </table:table-cell>
          <table:table-cell office:value-type="float" office:value="111915" calcext:value-type="float">
            <text:p>111915</text:p>
          </table:table-cell>
          <table:table-cell/>
          <table:table-cell table:formula="of:=[.N10]*2" office:value-type="float" office:value="64" calcext:value-type="float">
            <text:p>64</text:p>
          </table:table-cell>
          <table:table-cell table:formula="of:=[.P11]/235168" office:value-type="float" office:value="0.920422846645802" calcext:value-type="float">
            <text:p>0.9204228466</text:p>
          </table:table-cell>
          <table:table-cell office:value-type="float" office:value="216454" calcext:value-type="float">
            <text:p>216454</text:p>
          </table:table-cell>
          <table:table-cell table:number-columns-repeated="2"/>
          <table:table-cell table:formula="of:=[.S10]*2" office:value-type="float" office:value="32" calcext:value-type="float">
            <text:p>32</text:p>
          </table:table-cell>
          <table:table-cell table:formula="of:=[.U11]/757341" office:value-type="float" office:value="0.0353354697553678" calcext:value-type="float">
            <text:p>0.0353354698</text:p>
          </table:table-cell>
          <table:table-cell office:value-type="float" office:value="26761" calcext:value-type="float">
            <text:p>26761</text:p>
          </table:table-cell>
          <table:table-cell/>
          <table:table-cell table:formula="of:=[.W10]*2" office:value-type="float" office:value="32" calcext:value-type="float">
            <text:p>32</text:p>
          </table:table-cell>
          <table:table-cell table:formula="of:=[.Y11]/242661" office:value-type="float" office:value="0.332954203600908" calcext:value-type="float">
            <text:p>0.3329542036</text:p>
          </table:table-cell>
          <table:table-cell office:value-type="float" office:value="80795" calcext:value-type="float">
            <text:p>80795</text:p>
          </table:table-cell>
        </table:table-row>
        <table:table-row table:style-name="ro1">
          <table:table-cell/>
          <table:table-cell table:formula="of:=[.B11]*2" office:value-type="float" office:value="128" calcext:value-type="float">
            <text:p>128</text:p>
          </table:table-cell>
          <table:table-cell table:formula="of:=[.D12]/782764" office:value-type="float" office:value="0.368660285858828" calcext:value-type="float">
            <text:p>0.3686602859</text:p>
          </table:table-cell>
          <table:table-cell office:value-type="float" office:value="288574" calcext:value-type="float">
            <text:p>288574</text:p>
          </table:table-cell>
          <table:table-cell table:formula="of:=[.E11]*2" office:value-type="float" office:value="128" calcext:value-type="float">
            <text:p>128</text:p>
          </table:table-cell>
          <table:table-cell table:formula="of:=[.G12]/217237" office:value-type="float" office:value="0.539535162058029" calcext:value-type="float">
            <text:p>0.5395351621</text:p>
          </table:table-cell>
          <table:table-cell office:value-type="float" office:value="117207" calcext:value-type="float">
            <text:p>117207</text:p>
          </table:table-cell>
          <table:table-cell table:number-columns-repeated="2"/>
          <table:table-cell table:formula="of:=[.J11]*2" office:value-type="float" office:value="128" calcext:value-type="float">
            <text:p>128</text:p>
          </table:table-cell>
          <table:table-cell table:formula="of:=[.L12]/597309" office:value-type="float" office:value="0.187365333520841" calcext:value-type="float">
            <text:p>0.1873653335</text:p>
          </table:table-cell>
          <table:table-cell office:value-type="float" office:value="111915" calcext:value-type="float">
            <text:p>111915</text:p>
          </table:table-cell>
          <table:table-cell/>
          <table:table-cell table:formula="of:=[.N11]*2" office:value-type="float" office:value="128" calcext:value-type="float">
            <text:p>128</text:p>
          </table:table-cell>
          <table:table-cell table:formula="of:=[.P12]/235168" office:value-type="float" office:value="0.936453939311471" calcext:value-type="float">
            <text:p>0.9364539393</text:p>
          </table:table-cell>
          <table:table-cell office:value-type="float" office:value="220224" calcext:value-type="float">
            <text:p>220224</text:p>
          </table:table-cell>
          <table:table-cell table:number-columns-repeated="2"/>
          <table:table-cell table:formula="of:=[.S11]*2" office:value-type="float" office:value="64" calcext:value-type="float">
            <text:p>64</text:p>
          </table:table-cell>
          <table:table-cell table:formula="of:=[.U12]/757341" office:value-type="float" office:value="0.119440252145335" calcext:value-type="float">
            <text:p>0.1194402521</text:p>
          </table:table-cell>
          <table:table-cell office:value-type="float" office:value="90457" calcext:value-type="float">
            <text:p>90457</text:p>
          </table:table-cell>
          <table:table-cell/>
          <table:table-cell table:formula="of:=[.W11]*2" office:value-type="float" office:value="64" calcext:value-type="float">
            <text:p>64</text:p>
          </table:table-cell>
          <table:table-cell table:formula="of:=[.Y12]/242661" office:value-type="float" office:value="0.436580249813526" calcext:value-type="float">
            <text:p>0.4365802498</text:p>
          </table:table-cell>
          <table:table-cell office:value-type="float" office:value="105941" calcext:value-type="float">
            <text:p>105941</text:p>
          </table:table-cell>
        </table:table-row>
        <table:table-row table:style-name="ro1">
          <table:table-cell/>
          <table:table-cell table:formula="of:=[.B12]*2" office:value-type="float" office:value="256" calcext:value-type="float">
            <text:p>256</text:p>
          </table:table-cell>
          <table:table-cell table:formula="of:=[.D13]/782764" office:value-type="float" office:value="0.454821632062793" calcext:value-type="float">
            <text:p>0.4548216321</text:p>
          </table:table-cell>
          <table:table-cell office:value-type="float" office:value="356018" calcext:value-type="float">
            <text:p>356018</text:p>
          </table:table-cell>
          <table:table-cell table:formula="of:=[.E12]*2" office:value-type="float" office:value="256" calcext:value-type="float">
            <text:p>256</text:p>
          </table:table-cell>
          <table:table-cell table:formula="of:=[.G13]/217237" office:value-type="float" office:value="0.724273489322721" calcext:value-type="float">
            <text:p>0.7242734893</text:p>
          </table:table-cell>
          <table:table-cell office:value-type="float" office:value="157339" calcext:value-type="float">
            <text:p>157339</text:p>
          </table:table-cell>
          <table:table-cell table:number-columns-repeated="2"/>
          <table:table-cell table:formula="of:=[.J12]*2" office:value-type="float" office:value="256" calcext:value-type="float">
            <text:p>256</text:p>
          </table:table-cell>
          <table:table-cell table:formula="of:=[.L13]/597309" office:value-type="float" office:value="0.54327324718027" calcext:value-type="float">
            <text:p>0.5432732472</text:p>
          </table:table-cell>
          <table:table-cell office:value-type="float" office:value="324502" calcext:value-type="float">
            <text:p>324502</text:p>
          </table:table-cell>
          <table:table-cell/>
          <table:table-cell table:formula="of:=[.N12]*2" office:value-type="float" office:value="256" calcext:value-type="float">
            <text:p>256</text:p>
          </table:table-cell>
          <table:table-cell table:formula="of:=[.P13]/235168" office:value-type="float" office:value="0.936453939311471" calcext:value-type="float">
            <text:p>0.9364539393</text:p>
          </table:table-cell>
          <table:table-cell office:value-type="float" office:value="220224" calcext:value-type="float">
            <text:p>220224</text:p>
          </table:table-cell>
          <table:table-cell table:number-columns-repeated="2"/>
          <table:table-cell table:formula="of:=[.S12]*2" office:value-type="float" office:value="128" calcext:value-type="float">
            <text:p>128</text:p>
          </table:table-cell>
          <table:table-cell table:formula="of:=[.U13]/757341" office:value-type="float" office:value="0.202284043779486" calcext:value-type="float">
            <text:p>0.2022840438</text:p>
          </table:table-cell>
          <table:table-cell office:value-type="float" office:value="153198" calcext:value-type="float">
            <text:p>153198</text:p>
          </table:table-cell>
          <table:table-cell/>
          <table:table-cell table:formula="of:=[.W12]*2" office:value-type="float" office:value="128" calcext:value-type="float">
            <text:p>128</text:p>
          </table:table-cell>
          <table:table-cell table:formula="of:=[.Y13]/242661" office:value-type="float" office:value="0.550232629058646" calcext:value-type="float">
            <text:p>0.5502326291</text:p>
          </table:table-cell>
          <table:table-cell office:value-type="float" office:value="133520" calcext:value-type="float">
            <text:p>133520</text:p>
          </table:table-cell>
        </table:table-row>
        <table:table-row table:style-name="ro1">
          <table:table-cell/>
          <table:table-cell table:formula="of:=[.B13]*2" office:value-type="float" office:value="512" calcext:value-type="float">
            <text:p>512</text:p>
          </table:table-cell>
          <table:table-cell table:formula="of:=[.D14]/782764" office:value-type="float" office:value="0.536801641363169" calcext:value-type="float">
            <text:p>0.5368016414</text:p>
          </table:table-cell>
          <table:table-cell office:value-type="float" office:value="420189" calcext:value-type="float">
            <text:p>420189</text:p>
          </table:table-cell>
          <table:table-cell table:formula="of:=[.E13]*2" office:value-type="float" office:value="512" calcext:value-type="float">
            <text:p>512</text:p>
          </table:table-cell>
          <table:table-cell table:formula="of:=[.G14]/217237" office:value-type="float" office:value="0.84481925270557" calcext:value-type="float">
            <text:p>0.8448192527</text:p>
          </table:table-cell>
          <table:table-cell office:value-type="float" office:value="183526" calcext:value-type="float">
            <text:p>183526</text:p>
          </table:table-cell>
          <table:table-cell table:number-columns-repeated="2"/>
          <table:table-cell table:formula="of:=[.J13]*2" office:value-type="float" office:value="512" calcext:value-type="float">
            <text:p>512</text:p>
          </table:table-cell>
          <table:table-cell table:formula="of:=[.L14]/597309" office:value-type="float" office:value="0.999112687068167" calcext:value-type="float">
            <text:p>0.9991126871</text:p>
          </table:table-cell>
          <table:table-cell office:value-type="float" office:value="596779" calcext:value-type="float">
            <text:p>596779</text:p>
          </table:table-cell>
          <table:table-cell/>
          <table:table-cell table:formula="of:=[.N13]*2" office:value-type="float" office:value="512" calcext:value-type="float">
            <text:p>512</text:p>
          </table:table-cell>
          <table:table-cell table:formula="of:=[.P14]/235168" office:value-type="float" office:value="0.936453939311471" calcext:value-type="float">
            <text:p>0.9364539393</text:p>
          </table:table-cell>
          <table:table-cell office:value-type="float" office:value="220224" calcext:value-type="float">
            <text:p>220224</text:p>
          </table:table-cell>
          <table:table-cell table:number-columns-repeated="2"/>
          <table:table-cell table:formula="of:=[.S13]*2" office:value-type="float" office:value="256" calcext:value-type="float">
            <text:p>256</text:p>
          </table:table-cell>
          <table:table-cell table:formula="of:=[.U14]/757341" office:value-type="float" office:value="0.301025561801091" calcext:value-type="float">
            <text:p>0.3010255618</text:p>
          </table:table-cell>
          <table:table-cell office:value-type="float" office:value="227979" calcext:value-type="float">
            <text:p>227979</text:p>
          </table:table-cell>
          <table:table-cell/>
          <table:table-cell table:formula="of:=[.W13]*2" office:value-type="float" office:value="256" calcext:value-type="float">
            <text:p>256</text:p>
          </table:table-cell>
          <table:table-cell table:formula="of:=[.Y14]/242661" office:value-type="float" office:value="0.658268118898381" calcext:value-type="float">
            <text:p>0.6582681189</text:p>
          </table:table-cell>
          <table:table-cell office:value-type="float" office:value="159736" calcext:value-type="float">
            <text:p>159736</text:p>
          </table:table-cell>
        </table:table-row>
        <table:table-row table:style-name="ro1">
          <table:table-cell/>
          <table:table-cell table:formula="of:=[.B14]*2" office:value-type="float" office:value="1024" calcext:value-type="float">
            <text:p>1024</text:p>
          </table:table-cell>
          <table:table-cell table:formula="of:=[.D15]/782764" office:value-type="float" office:value="0.75481498893664" calcext:value-type="float">
            <text:p>0.7548149889</text:p>
          </table:table-cell>
          <table:table-cell office:value-type="float" office:value="590842" calcext:value-type="float">
            <text:p>590842</text:p>
          </table:table-cell>
          <table:table-cell table:formula="of:=[.E14]*2" office:value-type="float" office:value="1024" calcext:value-type="float">
            <text:p>1024</text:p>
          </table:table-cell>
          <table:table-cell table:formula="of:=[.G15]/217237" office:value-type="float" office:value="0.907966874887795" calcext:value-type="float">
            <text:p>0.9079668749</text:p>
          </table:table-cell>
          <table:table-cell office:value-type="float" office:value="197244" calcext:value-type="float">
            <text:p>197244</text:p>
          </table:table-cell>
          <table:table-cell table:number-columns-repeated="2"/>
          <table:table-cell table:formula="of:=[.J14]*2" office:value-type="float" office:value="1024" calcext:value-type="float">
            <text:p>1024</text:p>
          </table:table-cell>
          <table:table-cell table:formula="of:=[.L15]/597309" office:value-type="float" office:value="0.999732131945107" calcext:value-type="float">
            <text:p>0.9997321319</text:p>
          </table:table-cell>
          <table:table-cell office:value-type="float" office:value="597149" calcext:value-type="float">
            <text:p>597149</text:p>
          </table:table-cell>
          <table:table-cell/>
          <table:table-cell table:formula="of:=[.N14]*2" office:value-type="float" office:value="1024" calcext:value-type="float">
            <text:p>1024</text:p>
          </table:table-cell>
          <table:table-cell table:formula="of:=[.P15]/235168" office:value-type="float" office:value="0.936453939311471" calcext:value-type="float">
            <text:p>0.9364539393</text:p>
          </table:table-cell>
          <table:table-cell office:value-type="float" office:value="220224" calcext:value-type="float">
            <text:p>220224</text:p>
          </table:table-cell>
          <table:table-cell table:number-columns-repeated="2"/>
          <table:table-cell table:formula="of:=[.S14]*2" office:value-type="float" office:value="512" calcext:value-type="float">
            <text:p>512</text:p>
          </table:table-cell>
          <table:table-cell table:formula="of:=[.U15]/757341" office:value-type="float" office:value="0.399275887612053" calcext:value-type="float">
            <text:p>0.3992758876</text:p>
          </table:table-cell>
          <table:table-cell office:value-type="float" office:value="302388" calcext:value-type="float">
            <text:p>302388</text:p>
          </table:table-cell>
          <table:table-cell/>
          <table:table-cell table:formula="of:=[.W14]*2" office:value-type="float" office:value="512" calcext:value-type="float">
            <text:p>512</text:p>
          </table:table-cell>
          <table:table-cell table:formula="of:=[.Y15]/242661" office:value-type="float" office:value="0.752284050589093" calcext:value-type="float">
            <text:p>0.7522840506</text:p>
          </table:table-cell>
          <table:table-cell office:value-type="float" office:value="182550" calcext:value-type="float">
            <text:p>182550</text:p>
          </table:table-cell>
        </table:table-row>
        <table:table-row table:style-name="ro1">
          <table:table-cell/>
          <table:table-cell table:formula="of:=[.B15]*2" office:value-type="float" office:value="2048" calcext:value-type="float">
            <text:p>2048</text:p>
          </table:table-cell>
          <table:table-cell table:formula="of:=[.D16]/782764" office:value-type="float" office:value="0.862043987715327" calcext:value-type="float">
            <text:p>0.8620439877</text:p>
          </table:table-cell>
          <table:table-cell office:value-type="float" office:value="674777" calcext:value-type="float">
            <text:p>674777</text:p>
          </table:table-cell>
          <table:table-cell table:formula="of:=[.E15]*2" office:value-type="float" office:value="2048" calcext:value-type="float">
            <text:p>2048</text:p>
          </table:table-cell>
          <table:table-cell table:formula="of:=[.G16]/217237" office:value-type="float" office:value="0.953184770550137" calcext:value-type="float">
            <text:p>0.9531847706</text:p>
          </table:table-cell>
          <table:table-cell office:value-type="float" office:value="207067" calcext:value-type="float">
            <text:p>207067</text:p>
          </table:table-cell>
          <table:table-cell table:number-columns-repeated="2"/>
          <table:table-cell table:formula="of:=[.J15]*2" office:value-type="float" office:value="2048" calcext:value-type="float">
            <text:p>2048</text:p>
          </table:table-cell>
          <table:table-cell table:formula="of:=[.L16]/597309" office:value-type="float" office:value="0.999732131945107" calcext:value-type="float">
            <text:p>0.9997321319</text:p>
          </table:table-cell>
          <table:table-cell office:value-type="float" office:value="597149" calcext:value-type="float">
            <text:p>597149</text:p>
          </table:table-cell>
          <table:table-cell/>
          <table:table-cell table:formula="of:=[.N15]*2" office:value-type="float" office:value="2048" calcext:value-type="float">
            <text:p>2048</text:p>
          </table:table-cell>
          <table:table-cell table:formula="of:=[.P16]/235168" office:value-type="float" office:value="0.936453939311471" calcext:value-type="float">
            <text:p>0.9364539393</text:p>
          </table:table-cell>
          <table:table-cell office:value-type="float" office:value="220224" calcext:value-type="float">
            <text:p>220224</text:p>
          </table:table-cell>
          <table:table-cell table:number-columns-repeated="2"/>
          <table:table-cell table:formula="of:=[.S15]*2" office:value-type="float" office:value="1024" calcext:value-type="float">
            <text:p>1024</text:p>
          </table:table-cell>
          <table:table-cell table:formula="of:=[.U16]/757341" office:value-type="float" office:value="0.473632089111774" calcext:value-type="float">
            <text:p>0.4736320891</text:p>
          </table:table-cell>
          <table:table-cell office:value-type="float" office:value="358701" calcext:value-type="float">
            <text:p>358701</text:p>
          </table:table-cell>
          <table:table-cell/>
          <table:table-cell table:formula="of:=[.W15]*2" office:value-type="float" office:value="1024" calcext:value-type="float">
            <text:p>1024</text:p>
          </table:table-cell>
          <table:table-cell table:formula="of:=[.Y16]/242661" office:value-type="float" office:value="0.834382121560531" calcext:value-type="float">
            <text:p>0.8343821216</text:p>
          </table:table-cell>
          <table:table-cell office:value-type="float" office:value="202472" calcext:value-type="float">
            <text:p>202472</text:p>
          </table:table-cell>
        </table:table-row>
        <table:table-row table:style-name="ro1">
          <table:table-cell/>
          <table:table-cell table:formula="of:=[.B16]*2" office:value-type="float" office:value="4096" calcext:value-type="float">
            <text:p>4096</text:p>
          </table:table-cell>
          <table:table-cell table:formula="of:=[.D17]/782764" office:value-type="float" office:value="0.905704656831433" calcext:value-type="float">
            <text:p>0.9057046568</text:p>
          </table:table-cell>
          <table:table-cell office:value-type="float" office:value="708953" calcext:value-type="float">
            <text:p>708953</text:p>
          </table:table-cell>
          <table:table-cell table:formula="of:=[.E16]*2" office:value-type="float" office:value="4096" calcext:value-type="float">
            <text:p>4096</text:p>
          </table:table-cell>
          <table:table-cell table:formula="of:=[.G17]/217237" office:value-type="float" office:value="0.96559057619098" calcext:value-type="float">
            <text:p>0.9655905762</text:p>
          </table:table-cell>
          <table:table-cell office:value-type="float" office:value="209762" calcext:value-type="float">
            <text:p>209762</text:p>
          </table:table-cell>
          <table:table-cell table:number-columns-repeated="11"/>
          <table:table-cell table:formula="of:=[.S16]*2" office:value-type="float" office:value="2048" calcext:value-type="float">
            <text:p>2048</text:p>
          </table:table-cell>
          <table:table-cell table:formula="of:=[.U17]/757341" office:value-type="float" office:value="0.593007641207858" calcext:value-type="float">
            <text:p>0.5930076412</text:p>
          </table:table-cell>
          <table:table-cell office:value-type="float" office:value="449109" calcext:value-type="float">
            <text:p>449109</text:p>
          </table:table-cell>
          <table:table-cell/>
          <table:table-cell table:formula="of:=[.W16]*2" office:value-type="float" office:value="2048" calcext:value-type="float">
            <text:p>2048</text:p>
          </table:table-cell>
          <table:table-cell table:formula="of:=[.Y17]/242661" office:value-type="float" office:value="0.876613876972402" calcext:value-type="float">
            <text:p>0.876613877</text:p>
          </table:table-cell>
          <table:table-cell office:value-type="float" office:value="212720" calcext:value-type="float">
            <text:p>212720</text:p>
          </table:table-cell>
        </table:table-row>
        <table:table-row table:style-name="ro1">
          <table:table-cell/>
          <table:table-cell table:formula="of:=[.B17]*2" office:value-type="float" office:value="8192" calcext:value-type="float">
            <text:p>8192</text:p>
          </table:table-cell>
          <table:table-cell table:formula="of:=[.D18]/782764" office:value-type="float" office:value="0.974449514796286" calcext:value-type="float">
            <text:p>0.9744495148</text:p>
          </table:table-cell>
          <table:table-cell office:value-type="float" office:value="762764" calcext:value-type="float">
            <text:p>762764</text:p>
          </table:table-cell>
          <table:table-cell table:formula="of:=[.E17]*2" office:value-type="float" office:value="8192" calcext:value-type="float">
            <text:p>8192</text:p>
          </table:table-cell>
          <table:table-cell table:formula="of:=[.G18]/217237" office:value-type="float" office:value="0.97261055897476" calcext:value-type="float">
            <text:p>0.972610559</text:p>
          </table:table-cell>
          <table:table-cell office:value-type="float" office:value="211287" calcext:value-type="float">
            <text:p>211287</text:p>
          </table:table-cell>
          <table:table-cell table:number-columns-repeated="11"/>
          <table:table-cell table:formula="of:=[.S17]*2" office:value-type="float" office:value="4096" calcext:value-type="float">
            <text:p>4096</text:p>
          </table:table-cell>
          <table:table-cell table:formula="of:=[.U18]/757341" office:value-type="float" office:value="0.736023799054851" calcext:value-type="float">
            <text:p>0.7360237991</text:p>
          </table:table-cell>
          <table:table-cell office:value-type="float" office:value="557421" calcext:value-type="float">
            <text:p>557421</text:p>
          </table:table-cell>
          <table:table-cell/>
          <table:table-cell table:formula="of:=[.W17]*2" office:value-type="float" office:value="4096" calcext:value-type="float">
            <text:p>4096</text:p>
          </table:table-cell>
          <table:table-cell table:formula="of:=[.Y18]/242661" office:value-type="float" office:value="0.910513020221626" calcext:value-type="float">
            <text:p>0.9105130202</text:p>
          </table:table-cell>
          <table:table-cell office:value-type="float" office:value="220946" calcext:value-type="float">
            <text:p>220946</text:p>
          </table:table-cell>
        </table:table-row>
        <table:table-row table:style-name="ro1">
          <table:table-cell/>
          <table:table-cell table:formula="of:=[.B18]*2" office:value-type="float" office:value="16384" calcext:value-type="float">
            <text:p>16384</text:p>
          </table:table-cell>
          <table:table-cell table:formula="of:=[.D19]/782764" office:value-type="float" office:value="0.986432692356828" calcext:value-type="float">
            <text:p>0.9864326924</text:p>
          </table:table-cell>
          <table:table-cell office:value-type="float" office:value="772144" calcext:value-type="float">
            <text:p>772144</text:p>
          </table:table-cell>
          <table:table-cell table:formula="of:=[.E18]*2" office:value-type="float" office:value="16384" calcext:value-type="float">
            <text:p>16384</text:p>
          </table:table-cell>
          <table:table-cell table:formula="of:=[.G19]/217237" office:value-type="float" office:value="0.98055119523838" calcext:value-type="float">
            <text:p>0.9805511952</text:p>
          </table:table-cell>
          <table:table-cell office:value-type="float" office:value="213012" calcext:value-type="float">
            <text:p>213012</text:p>
          </table:table-cell>
          <table:table-cell table:number-columns-repeated="11"/>
          <table:table-cell table:formula="of:=[.S18]*2" office:value-type="float" office:value="8192" calcext:value-type="float">
            <text:p>8192</text:p>
          </table:table-cell>
          <table:table-cell table:formula="of:=[.U19]/757341" office:value-type="float" office:value="0.868367089593723" calcext:value-type="float">
            <text:p>0.8683670896</text:p>
          </table:table-cell>
          <table:table-cell office:value-type="float" office:value="657650" calcext:value-type="float">
            <text:p>657650</text:p>
          </table:table-cell>
          <table:table-cell/>
          <table:table-cell table:formula="of:=[.W18]*2" office:value-type="float" office:value="8192" calcext:value-type="float">
            <text:p>8192</text:p>
          </table:table-cell>
          <table:table-cell table:formula="of:=[.Y19]/242661" office:value-type="float" office:value="0.943666266932057" calcext:value-type="float">
            <text:p>0.9436662669</text:p>
          </table:table-cell>
          <table:table-cell office:value-type="float" office:value="228991" calcext:value-type="float">
            <text:p>228991</text:p>
          </table:table-cell>
        </table:table-row>
        <table:table-row table:style-name="ro1">
          <table:table-cell/>
          <table:table-cell table:formula="of:=[.B19]*2" office:value-type="float" office:value="32768" calcext:value-type="float">
            <text:p>32768</text:p>
          </table:table-cell>
          <table:table-cell table:formula="of:=[.D20]/782764" office:value-type="float" office:value="0.988548272531695" calcext:value-type="float">
            <text:p>0.9885482725</text:p>
          </table:table-cell>
          <table:table-cell office:value-type="float" office:value="773800" calcext:value-type="float">
            <text:p>773800</text:p>
          </table:table-cell>
          <table:table-cell table:formula="of:=[.E19]*2" office:value-type="float" office:value="32768" calcext:value-type="float">
            <text:p>32768</text:p>
          </table:table-cell>
          <table:table-cell table:formula="of:=[.G20]/217237" office:value-type="float" office:value="0.98055119523838" calcext:value-type="float">
            <text:p>0.9805511952</text:p>
          </table:table-cell>
          <table:table-cell office:value-type="float" office:value="213012" calcext:value-type="float">
            <text:p>213012</text:p>
          </table:table-cell>
          <table:table-cell table:number-columns-repeated="11"/>
          <table:table-cell table:formula="of:=[.S19]*2" office:value-type="float" office:value="16384" calcext:value-type="float">
            <text:p>16384</text:p>
          </table:table-cell>
          <table:table-cell table:formula="of:=[.U20]/757341" office:value-type="float" office:value="0.935960155332934" calcext:value-type="float">
            <text:p>0.9359601553</text:p>
          </table:table-cell>
          <table:table-cell office:value-type="float" office:value="708841" calcext:value-type="float">
            <text:p>708841</text:p>
          </table:table-cell>
          <table:table-cell/>
          <table:table-cell table:formula="of:=[.W19]*2" office:value-type="float" office:value="16384" calcext:value-type="float">
            <text:p>16384</text:p>
          </table:table-cell>
          <table:table-cell table:formula="of:=[.Y20]/242661" office:value-type="float" office:value="0.955505829119636" calcext:value-type="float">
            <text:p>0.9555058291</text:p>
          </table:table-cell>
          <table:table-cell office:value-type="float" office:value="231864" calcext:value-type="float">
            <text:p>231864</text:p>
          </table:table-cell>
        </table:table-row>
        <table:table-row table:style-name="ro1">
          <table:table-cell table:number-columns-repeated="18"/>
          <table:table-cell table:formula="of:=[.S20]*2" office:value-type="float" office:value="32768" calcext:value-type="float">
            <text:p>32768</text:p>
          </table:table-cell>
          <table:table-cell table:formula="of:=[.U21]/757341" office:value-type="float" office:value="0.949197257246075" calcext:value-type="float">
            <text:p>0.9491972572</text:p>
          </table:table-cell>
          <table:table-cell office:value-type="float" office:value="718866" calcext:value-type="float">
            <text:p>718866</text:p>
          </table:table-cell>
          <table:table-cell/>
          <table:table-cell table:formula="of:=[.W20]*2" office:value-type="float" office:value="32768" calcext:value-type="float">
            <text:p>32768</text:p>
          </table:table-cell>
          <table:table-cell table:formula="of:=[.Y21]/242661" office:value-type="float" office:value="0.960628201482727" calcext:value-type="float">
            <text:p>0.9606282015</text:p>
          </table:table-cell>
          <table:table-cell office:value-type="float" office:value="233107" calcext:value-type="float">
            <text:p>233107</text:p>
          </table:table-cell>
        </table:table-row>
        <table:table-row table:style-name="ro1">
          <table:table-cell table:number-columns-repeated="18"/>
          <table:table-cell table:formula="of:=[.S21]*2" office:value-type="float" office:value="65536" calcext:value-type="float">
            <text:p>65536</text:p>
          </table:table-cell>
          <table:table-cell table:formula="of:=[.U22]/757341" office:value-type="float" office:value="0.951138258723613" calcext:value-type="float">
            <text:p>0.9511382587</text:p>
          </table:table-cell>
          <table:table-cell office:value-type="float" office:value="720336" calcext:value-type="float">
            <text:p>720336</text:p>
          </table:table-cell>
          <table:table-cell/>
          <table:table-cell table:formula="of:=[.W21]*2" office:value-type="float" office:value="65536" calcext:value-type="float">
            <text:p>65536</text:p>
          </table:table-cell>
          <table:table-cell table:formula="of:=[.Y22]/242661" office:value-type="float" office:value="0.961786195556764" calcext:value-type="float">
            <text:p>0.9617861956</text:p>
          </table:table-cell>
          <table:table-cell office:value-type="float" office:value="233388" calcext:value-type="float">
            <text:p>233388</text:p>
          </table:table-cell>
        </table:table-row>
        <table:table-row table:style-name="ro1">
          <table:table-cell table:number-columns-repeated="18"/>
          <table:table-cell table:formula="of:=[.S22]*2" office:value-type="float" office:value="131072" calcext:value-type="float">
            <text:p>131072</text:p>
          </table:table-cell>
          <table:table-cell table:formula="of:=[.U23]/757341" office:value-type="float" office:value="0.958809835991977" calcext:value-type="float">
            <text:p>0.958809836</text:p>
          </table:table-cell>
          <table:table-cell office:value-type="float" office:value="726146" calcext:value-type="float">
            <text:p>726146</text:p>
          </table:table-cell>
          <table:table-cell/>
          <table:table-cell table:formula="of:=[.W22]*2" office:value-type="float" office:value="131072" calcext:value-type="float">
            <text:p>131072</text:p>
          </table:table-cell>
          <table:table-cell table:formula="of:=[.Y23]/242661" office:value-type="float" office:value="0.961786195556764" calcext:value-type="float">
            <text:p>0.9617861956</text:p>
          </table:table-cell>
          <table:table-cell office:value-type="float" office:value="233388" calcext:value-type="float">
            <text:p>233388</text:p>
          </table:table-cell>
        </table:table-row>
        <table:table-row table:style-name="ro1" table:number-rows-repeated="22"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cc.trace 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instr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block size</text:p>
          </table:table-cell>
          <table:table-cell office:value-type="string" calcext:value-type="string">
            <text:p>hit rate per accesses</text:p>
          </table:table-cell>
          <table:table-cell office:value-type="string" calcext:value-type="string">
            <text:p>hit rate</text:p>
          </table:table-cell>
          <table:table-cell/>
          <table:table-cell office:value-type="string" calcext:value-type="string">
            <text:p>block size</text:p>
          </table:table-cell>
          <table:table-cell office:value-type="string" calcext:value-type="string">
            <text:p>hit per accesses</text:p>
          </table:table-cell>
          <table:table-cell office:value-type="string" calcext:value-type="string">
            <text:p>hit rat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49]/757341" office:value-type="float" office:value="0.822510599584599" calcext:value-type="float">
            <text:p>0.8225105996</text:p>
          </table:table-cell>
          <table:table-cell office:value-type="float" office:value="622921" calcext:value-type="float">
            <text:p>62292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49]/242661" office:value-type="float" office:value="0.933878950469997" calcext:value-type="float">
            <text:p>0.9338789505</text:p>
          </table:table-cell>
          <table:table-cell office:value-type="float" office:value="226616" calcext:value-type="float">
            <text:p>226616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49] *2" office:value-type="float" office:value="8" calcext:value-type="float">
            <text:p>8</text:p>
          </table:table-cell>
          <table:table-cell table:formula="of:=[.I50]/757341" office:value-type="float" office:value="0.898237385801112" calcext:value-type="float">
            <text:p>0.8982373858</text:p>
          </table:table-cell>
          <table:table-cell office:value-type="float" office:value="680272" calcext:value-type="float">
            <text:p>680272</text:p>
          </table:table-cell>
          <table:table-cell/>
          <table:table-cell table:formula="of:=[.K49] *2" office:value-type="float" office:value="8" calcext:value-type="float">
            <text:p>8</text:p>
          </table:table-cell>
          <table:table-cell table:formula="of:=[.M50]/242661" office:value-type="float" office:value="0.954426133577295" calcext:value-type="float">
            <text:p>0.9544261336</text:p>
          </table:table-cell>
          <table:table-cell office:value-type="float" office:value="231602" calcext:value-type="float">
            <text:p>231602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0] *2" office:value-type="float" office:value="16" calcext:value-type="float">
            <text:p>16</text:p>
          </table:table-cell>
          <table:table-cell table:formula="of:=[.I51]/757341" office:value-type="float" office:value="0.936760323288981" calcext:value-type="float">
            <text:p>0.9367603233</text:p>
          </table:table-cell>
          <table:table-cell office:value-type="float" office:value="709447" calcext:value-type="float">
            <text:p>709447</text:p>
          </table:table-cell>
          <table:table-cell/>
          <table:table-cell table:formula="of:=[.K50] *2" office:value-type="float" office:value="16" calcext:value-type="float">
            <text:p>16</text:p>
          </table:table-cell>
          <table:table-cell table:formula="of:=[.M51]/242661" office:value-type="float" office:value="0.964633789525305" calcext:value-type="float">
            <text:p>0.9646337895</text:p>
          </table:table-cell>
          <table:table-cell office:value-type="float" office:value="234079" calcext:value-type="float">
            <text:p>234079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1] *2" office:value-type="float" office:value="32" calcext:value-type="float">
            <text:p>32</text:p>
          </table:table-cell>
          <table:table-cell table:formula="of:=[.I52]/757341" office:value-type="float" office:value="0.957769353567283" calcext:value-type="float">
            <text:p>0.9577693536</text:p>
          </table:table-cell>
          <table:table-cell office:value-type="float" office:value="725358" calcext:value-type="float">
            <text:p>725358</text:p>
          </table:table-cell>
          <table:table-cell/>
          <table:table-cell table:formula="of:=[.K51] *2" office:value-type="float" office:value="32" calcext:value-type="float">
            <text:p>32</text:p>
          </table:table-cell>
          <table:table-cell table:formula="of:=[.M52]/242661" office:value-type="float" office:value="0.969517145317954" calcext:value-type="float">
            <text:p>0.9695171453</text:p>
          </table:table-cell>
          <table:table-cell office:value-type="float" office:value="235264" calcext:value-type="float">
            <text:p>235264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2] *2" office:value-type="float" office:value="64" calcext:value-type="float">
            <text:p>64</text:p>
          </table:table-cell>
          <table:table-cell table:formula="of:=[.I53]/757341" office:value-type="float" office:value="0.969577772760223" calcext:value-type="float">
            <text:p>0.9695777728</text:p>
          </table:table-cell>
          <table:table-cell table:style-name="ce1" office:value-type="float" office:value="734301" calcext:value-type="float">
            <text:p>734301</text:p>
          </table:table-cell>
          <table:table-cell/>
          <table:table-cell table:formula="of:=[.K52] *2" office:value-type="float" office:value="64" calcext:value-type="float">
            <text:p>64</text:p>
          </table:table-cell>
          <table:table-cell table:formula="of:=[.M53]/242661" office:value-type="float" office:value="0.96900614437425" calcext:value-type="float">
            <text:p>0.9690061444</text:p>
          </table:table-cell>
          <table:table-cell office:value-type="float" office:value="235140" calcext:value-type="float">
            <text:p>23514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3] *2" office:value-type="float" office:value="128" calcext:value-type="float">
            <text:p>128</text:p>
          </table:table-cell>
          <table:table-cell table:formula="of:=[.I54]/757341" office:value-type="float" office:value="0.977155600977631" calcext:value-type="float">
            <text:p>0.977155601</text:p>
          </table:table-cell>
          <table:table-cell office:value-type="float" office:value="740040" calcext:value-type="float">
            <text:p>740040</text:p>
          </table:table-cell>
          <table:table-cell/>
          <table:table-cell table:formula="of:=[.K53] *2" office:value-type="float" office:value="128" calcext:value-type="float">
            <text:p>128</text:p>
          </table:table-cell>
          <table:table-cell table:formula="of:=[.M54]/242661" office:value-type="float" office:value="0.961984002373682" calcext:value-type="float">
            <text:p>0.9619840024</text:p>
          </table:table-cell>
          <table:table-cell office:value-type="float" office:value="233436" calcext:value-type="float">
            <text:p>233436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4] *2" office:value-type="float" office:value="256" calcext:value-type="float">
            <text:p>256</text:p>
          </table:table-cell>
          <table:table-cell table:formula="of:=[.I55]/757341" office:value-type="float" office:value="0.982010745489812" calcext:value-type="float">
            <text:p>0.9820107455</text:p>
          </table:table-cell>
          <table:table-cell office:value-type="float" office:value="743717" calcext:value-type="float">
            <text:p>743717</text:p>
          </table:table-cell>
          <table:table-cell/>
          <table:table-cell table:formula="of:=[.K54] *2" office:value-type="float" office:value="256" calcext:value-type="float">
            <text:p>256</text:p>
          </table:table-cell>
          <table:table-cell table:formula="of:=[.M55]/242661" office:value-type="float" office:value="0.950807917217847" calcext:value-type="float">
            <text:p>0.9508079172</text:p>
          </table:table-cell>
          <table:table-cell office:value-type="float" office:value="230724" calcext:value-type="float">
            <text:p>230724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5] *2" office:value-type="float" office:value="512" calcext:value-type="float">
            <text:p>512</text:p>
          </table:table-cell>
          <table:table-cell table:formula="of:=[.I56]/757341" office:value-type="float" office:value="0.98589935049073" calcext:value-type="float">
            <text:p>0.9858993505</text:p>
          </table:table-cell>
          <table:table-cell office:value-type="float" office:value="746662" calcext:value-type="float">
            <text:p>746662</text:p>
          </table:table-cell>
          <table:table-cell/>
          <table:table-cell table:formula="of:=[.K55] *2" office:value-type="float" office:value="512" calcext:value-type="float">
            <text:p>512</text:p>
          </table:table-cell>
          <table:table-cell table:formula="of:=[.M56]/242661" office:value-type="float" office:value="0.926675485553921" calcext:value-type="float">
            <text:p>0.9266754856</text:p>
          </table:table-cell>
          <table:table-cell office:value-type="float" office:value="224868" calcext:value-type="float">
            <text:p>22486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6] *2" office:value-type="float" office:value="1024" calcext:value-type="float">
            <text:p>1024</text:p>
          </table:table-cell>
          <table:table-cell table:formula="of:=[.I57]/757341" office:value-type="float" office:value="0.987174865747398" calcext:value-type="float">
            <text:p>0.9871748657</text:p>
          </table:table-cell>
          <table:table-cell office:value-type="float" office:value="747628" calcext:value-type="float">
            <text:p>747628</text:p>
          </table:table-cell>
          <table:table-cell/>
          <table:table-cell table:formula="of:=[.K56] *2" office:value-type="float" office:value="1024" calcext:value-type="float">
            <text:p>1024</text:p>
          </table:table-cell>
          <table:table-cell table:formula="of:=[.M57]/242661" office:value-type="float" office:value="0.884163503818084" calcext:value-type="float">
            <text:p>0.8841635038</text:p>
          </table:table-cell>
          <table:table-cell office:value-type="float" office:value="214552" calcext:value-type="float">
            <text:p>214552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7] *2" office:value-type="float" office:value="2048" calcext:value-type="float">
            <text:p>2048</text:p>
          </table:table-cell>
          <table:table-cell table:formula="of:=[.I58]/757341" office:value-type="float" office:value="0.988500556552464" calcext:value-type="float">
            <text:p>0.9885005566</text:p>
          </table:table-cell>
          <table:table-cell office:value-type="float" office:value="748632" calcext:value-type="float">
            <text:p>748632</text:p>
          </table:table-cell>
          <table:table-cell/>
          <table:table-cell table:formula="of:=[.K57] *2" office:value-type="float" office:value="2048" calcext:value-type="float">
            <text:p>2048</text:p>
          </table:table-cell>
          <table:table-cell table:formula="of:=[.M58]/242661" office:value-type="float" office:value="0.817461396763386" calcext:value-type="float">
            <text:p>0.8174613968</text:p>
          </table:table-cell>
          <table:table-cell office:value-type="float" office:value="198366" calcext:value-type="float">
            <text:p>198366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58] *2" office:value-type="float" office:value="4096" calcext:value-type="float">
            <text:p>4096</text:p>
          </table:table-cell>
          <table:table-cell table:formula="of:=[.I59]/757341" office:value-type="float" office:value="0.98765813550303" calcext:value-type="float">
            <text:p>0.9876581355</text:p>
          </table:table-cell>
          <table:table-cell office:value-type="float" office:value="747994" calcext:value-type="float">
            <text:p>747994</text:p>
          </table:table-cell>
          <table:table-cell/>
          <table:table-cell table:formula="of:=[.K58] *2" office:value-type="float" office:value="4096" calcext:value-type="float">
            <text:p>4096</text:p>
          </table:table-cell>
          <table:table-cell table:formula="of:=[.M59]/242661" office:value-type="float" office:value="0.70620742517339" calcext:value-type="float">
            <text:p>0.7062074252</text:p>
          </table:table-cell>
          <table:table-cell office:value-type="float" office:value="171369" calcext:value-type="float">
            <text:p>171369</text:p>
          </table:table-cell>
          <table:table-cell table:number-columns-repeated="12"/>
        </table:table-row>
        <table:table-row table:style-name="ro1" table:number-rows-repeated="13"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spice.trace 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instr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block size</text:p>
          </table:table-cell>
          <table:table-cell office:value-type="string" calcext:value-type="string">
            <text:p>hit rate per accesses</text:p>
          </table:table-cell>
          <table:table-cell office:value-type="string" calcext:value-type="string">
            <text:p>hit rate</text:p>
          </table:table-cell>
          <table:table-cell/>
          <table:table-cell office:value-type="string" calcext:value-type="string">
            <text:p>block size</text:p>
          </table:table-cell>
          <table:table-cell office:value-type="string" calcext:value-type="string">
            <text:p>hit per accesses</text:p>
          </table:table-cell>
          <table:table-cell office:value-type="string" calcext:value-type="string">
            <text:p>hit rat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76]/782764" office:value-type="float" office:value="0.951942092380334" calcext:value-type="float">
            <text:p>0.9519420924</text:p>
          </table:table-cell>
          <table:table-cell office:value-type="float" office:value="745146" calcext:value-type="float">
            <text:p>74514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76]/217237" office:value-type="float" office:value="0.970120191311793" calcext:value-type="float">
            <text:p>0.9701201913</text:p>
          </table:table-cell>
          <table:table-cell office:value-type="float" office:value="210746" calcext:value-type="float">
            <text:p>210746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76] *2" office:value-type="float" office:value="8" calcext:value-type="float">
            <text:p>8</text:p>
          </table:table-cell>
          <table:table-cell table:formula="of:=[.I77]/782764" office:value-type="float" office:value="0.972222790010782" calcext:value-type="float">
            <text:p>0.97222279</text:p>
          </table:table-cell>
          <table:table-cell office:value-type="float" office:value="761021" calcext:value-type="float">
            <text:p>761021</text:p>
          </table:table-cell>
          <table:table-cell/>
          <table:table-cell table:formula="of:=[.K76] *2" office:value-type="float" office:value="8" calcext:value-type="float">
            <text:p>8</text:p>
          </table:table-cell>
          <table:table-cell table:formula="of:=[.M77]/217237" office:value-type="float" office:value="0.983046166168747" calcext:value-type="float">
            <text:p>0.9830461662</text:p>
          </table:table-cell>
          <table:table-cell office:value-type="float" office:value="213554" calcext:value-type="float">
            <text:p>213554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77] *2" office:value-type="float" office:value="16" calcext:value-type="float">
            <text:p>16</text:p>
          </table:table-cell>
          <table:table-cell table:formula="of:=[.I78]/782764" office:value-type="float" office:value="0.982644832925377" calcext:value-type="float">
            <text:p>0.9826448329</text:p>
          </table:table-cell>
          <table:table-cell office:value-type="float" office:value="769179" calcext:value-type="float">
            <text:p>769179</text:p>
          </table:table-cell>
          <table:table-cell/>
          <table:table-cell table:formula="of:=[.K77] *2" office:value-type="float" office:value="16" calcext:value-type="float">
            <text:p>16</text:p>
          </table:table-cell>
          <table:table-cell table:formula="of:=[.M78]/217237" office:value-type="float" office:value="0.988643739326174" calcext:value-type="float">
            <text:p>0.9886437393</text:p>
          </table:table-cell>
          <table:table-cell office:value-type="float" office:value="214770" calcext:value-type="float">
            <text:p>21477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78] *2" office:value-type="float" office:value="32" calcext:value-type="float">
            <text:p>32</text:p>
          </table:table-cell>
          <table:table-cell table:formula="of:=[.I79]/782764" office:value-type="float" office:value="0.988532942240573" calcext:value-type="float">
            <text:p>0.9885329422</text:p>
          </table:table-cell>
          <table:table-cell office:value-type="float" office:value="773788" calcext:value-type="float">
            <text:p>773788</text:p>
          </table:table-cell>
          <table:table-cell/>
          <table:table-cell table:formula="of:=[.K78] *2" office:value-type="float" office:value="32" calcext:value-type="float">
            <text:p>32</text:p>
          </table:table-cell>
          <table:table-cell table:formula="of:=[.M79]/217237" office:value-type="float" office:value="0.99119394946533" calcext:value-type="float">
            <text:p>0.9911939495</text:p>
          </table:table-cell>
          <table:table-cell office:value-type="float" office:value="215324" calcext:value-type="float">
            <text:p>215324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79] *2" office:value-type="float" office:value="64" calcext:value-type="float">
            <text:p>64</text:p>
          </table:table-cell>
          <table:table-cell table:formula="of:=[.I80]/782764" office:value-type="float" office:value="0.991581115125376" calcext:value-type="float">
            <text:p>0.9915811151</text:p>
          </table:table-cell>
          <table:table-cell table:style-name="ce1" office:value-type="float" office:value="776174" calcext:value-type="float">
            <text:p>776174</text:p>
          </table:table-cell>
          <table:table-cell/>
          <table:table-cell table:formula="of:=[.K79] *2" office:value-type="float" office:value="64" calcext:value-type="float">
            <text:p>64</text:p>
          </table:table-cell>
          <table:table-cell table:formula="of:=[.M80]/217237" office:value-type="float" office:value="0.985453675018528" calcext:value-type="float">
            <text:p>0.985453675</text:p>
          </table:table-cell>
          <table:table-cell office:value-type="float" office:value="214077" calcext:value-type="float">
            <text:p>214077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80] *2" office:value-type="float" office:value="128" calcext:value-type="float">
            <text:p>128</text:p>
          </table:table-cell>
          <table:table-cell table:formula="of:=[.I81]/782764" office:value-type="float" office:value="0.993519119428078" calcext:value-type="float">
            <text:p>0.9935191194</text:p>
          </table:table-cell>
          <table:table-cell office:value-type="float" office:value="777691" calcext:value-type="float">
            <text:p>777691</text:p>
          </table:table-cell>
          <table:table-cell/>
          <table:table-cell table:formula="of:=[.K80] *2" office:value-type="float" office:value="128" calcext:value-type="float">
            <text:p>128</text:p>
          </table:table-cell>
          <table:table-cell table:formula="of:=[.M81]/217237" office:value-type="float" office:value="0.981407402974631" calcext:value-type="float">
            <text:p>0.981407403</text:p>
          </table:table-cell>
          <table:table-cell office:value-type="float" office:value="213198" calcext:value-type="float">
            <text:p>21319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81] *2" office:value-type="float" office:value="256" calcext:value-type="float">
            <text:p>256</text:p>
          </table:table-cell>
          <table:table-cell table:formula="of:=[.I82]/782764" office:value-type="float" office:value="0.994596072379414" calcext:value-type="float">
            <text:p>0.9945960724</text:p>
          </table:table-cell>
          <table:table-cell office:value-type="float" office:value="778534" calcext:value-type="float">
            <text:p>778534</text:p>
          </table:table-cell>
          <table:table-cell/>
          <table:table-cell table:formula="of:=[.K81] *2" office:value-type="float" office:value="256" calcext:value-type="float">
            <text:p>256</text:p>
          </table:table-cell>
          <table:table-cell table:formula="of:=[.M82]/217237" office:value-type="float" office:value="0.976260950022326" calcext:value-type="float">
            <text:p>0.97626095</text:p>
          </table:table-cell>
          <table:table-cell office:value-type="float" office:value="212080" calcext:value-type="float">
            <text:p>21208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82] *2" office:value-type="float" office:value="512" calcext:value-type="float">
            <text:p>512</text:p>
          </table:table-cell>
          <table:table-cell table:formula="of:=[.I83]/782764" office:value-type="float" office:value="0.995473731546162" calcext:value-type="float">
            <text:p>0.9954737315</text:p>
          </table:table-cell>
          <table:table-cell office:value-type="float" office:value="779221" calcext:value-type="float">
            <text:p>779221</text:p>
          </table:table-cell>
          <table:table-cell/>
          <table:table-cell table:formula="of:=[.K82] *2" office:value-type="float" office:value="512" calcext:value-type="float">
            <text:p>512</text:p>
          </table:table-cell>
          <table:table-cell table:formula="of:=[.M83]/217237" office:value-type="float" office:value="0.956365628322984" calcext:value-type="float">
            <text:p>0.9563656283</text:p>
          </table:table-cell>
          <table:table-cell office:value-type="float" office:value="207758" calcext:value-type="float">
            <text:p>20775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83] *2" office:value-type="float" office:value="1024" calcext:value-type="float">
            <text:p>1024</text:p>
          </table:table-cell>
          <table:table-cell table:formula="of:=[.I84]/782764" office:value-type="float" office:value="0.995508224701187" calcext:value-type="float">
            <text:p>0.9955082247</text:p>
          </table:table-cell>
          <table:table-cell office:value-type="float" office:value="779248" calcext:value-type="float">
            <text:p>779248</text:p>
          </table:table-cell>
          <table:table-cell/>
          <table:table-cell table:formula="of:=[.K83] *2" office:value-type="float" office:value="1024" calcext:value-type="float">
            <text:p>1024</text:p>
          </table:table-cell>
          <table:table-cell table:formula="of:=[.M84]/217237" office:value-type="float" office:value="0.941533900762761" calcext:value-type="float">
            <text:p>0.9415339008</text:p>
          </table:table-cell>
          <table:table-cell office:value-type="float" office:value="204536" calcext:value-type="float">
            <text:p>204536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84] *2" office:value-type="float" office:value="2048" calcext:value-type="float">
            <text:p>2048</text:p>
          </table:table-cell>
          <table:table-cell table:formula="of:=[.I85]/782764" office:value-type="float" office:value="0.988909811897328" calcext:value-type="float">
            <text:p>0.9889098119</text:p>
          </table:table-cell>
          <table:table-cell office:value-type="float" office:value="774083" calcext:value-type="float">
            <text:p>774083</text:p>
          </table:table-cell>
          <table:table-cell/>
          <table:table-cell table:formula="of:=[.K84] *2" office:value-type="float" office:value="2048" calcext:value-type="float">
            <text:p>2048</text:p>
          </table:table-cell>
          <table:table-cell table:formula="of:=[.M85]/217237" office:value-type="float" office:value="0.896817761246933" calcext:value-type="float">
            <text:p>0.8968177612</text:p>
          </table:table-cell>
          <table:table-cell office:value-type="float" office:value="194822" calcext:value-type="float">
            <text:p>194822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85] *2" office:value-type="float" office:value="4096" calcext:value-type="float">
            <text:p>4096</text:p>
          </table:table-cell>
          <table:table-cell table:formula="of:=[.I86]/782764" office:value-type="float" office:value="0.986409696920144" calcext:value-type="float">
            <text:p>0.9864096969</text:p>
          </table:table-cell>
          <table:table-cell office:value-type="float" office:value="772126" calcext:value-type="float">
            <text:p>772126</text:p>
          </table:table-cell>
          <table:table-cell/>
          <table:table-cell table:formula="of:=[.K85] *2" office:value-type="float" office:value="4096" calcext:value-type="float">
            <text:p>4096</text:p>
          </table:table-cell>
          <table:table-cell table:formula="of:=[.M86]/217237" office:value-type="float" office:value="0.794662051123888" calcext:value-type="float">
            <text:p>0.7946620511</text:p>
          </table:table-cell>
          <table:table-cell office:value-type="float" office:value="172630" calcext:value-type="float">
            <text:p>172630</text:p>
          </table:table-cell>
          <table:table-cell table:number-columns-repeated="12"/>
        </table:table-row>
        <table:table-row table:style-name="ro1" table:number-rows-repeated="13"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tex.trace 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instr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block size</text:p>
          </table:table-cell>
          <table:table-cell office:value-type="string" calcext:value-type="string">
            <text:p>hit rate per accesses</text:p>
          </table:table-cell>
          <table:table-cell office:value-type="string" calcext:value-type="string">
            <text:p>hit rate</text:p>
          </table:table-cell>
          <table:table-cell/>
          <table:table-cell office:value-type="string" calcext:value-type="string">
            <text:p>block size</text:p>
          </table:table-cell>
          <table:table-cell office:value-type="string" calcext:value-type="string">
            <text:p>hit per accesses</text:p>
          </table:table-cell>
          <table:table-cell office:value-type="string" calcext:value-type="string">
            <text:p>hit rat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103]/597309" office:value-type="float" office:value="0.999732131945107" calcext:value-type="float">
            <text:p>0.9997321319</text:p>
          </table:table-cell>
          <table:table-cell office:value-type="float" office:value="597149" calcext:value-type="float">
            <text:p>59714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03]/235168" office:value-type="float" office:value="0.936453939311471" calcext:value-type="float">
            <text:p>0.9364539393</text:p>
          </table:table-cell>
          <table:table-cell office:value-type="float" office:value="220224" calcext:value-type="float">
            <text:p>220224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03] *2" office:value-type="float" office:value="8" calcext:value-type="float">
            <text:p>8</text:p>
          </table:table-cell>
          <table:table-cell table:formula="of:=[.I104]/597309" office:value-type="float" office:value="0.999854346745152" calcext:value-type="float">
            <text:p>0.9998543467</text:p>
          </table:table-cell>
          <table:table-cell office:value-type="float" office:value="597222" calcext:value-type="float">
            <text:p>597222</text:p>
          </table:table-cell>
          <table:table-cell/>
          <table:table-cell table:formula="of:=[.K103] *2" office:value-type="float" office:value="8" calcext:value-type="float">
            <text:p>8</text:p>
          </table:table-cell>
          <table:table-cell table:formula="of:=[.M104]/235168" office:value-type="float" office:value="0.968201455980405" calcext:value-type="float">
            <text:p>0.968201456</text:p>
          </table:table-cell>
          <table:table-cell office:value-type="float" office:value="227690" calcext:value-type="float">
            <text:p>22769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04] *2" office:value-type="float" office:value="16" calcext:value-type="float">
            <text:p>16</text:p>
          </table:table-cell>
          <table:table-cell table:formula="of:=[.I105]/597309" office:value-type="float" office:value="0.999914617057503" calcext:value-type="float">
            <text:p>0.9999146171</text:p>
          </table:table-cell>
          <table:table-cell office:value-type="float" office:value="597258" calcext:value-type="float">
            <text:p>597258</text:p>
          </table:table-cell>
          <table:table-cell/>
          <table:table-cell table:formula="of:=[.K104] *2" office:value-type="float" office:value="16" calcext:value-type="float">
            <text:p>16</text:p>
          </table:table-cell>
          <table:table-cell table:formula="of:=[.M105]/235168" office:value-type="float" office:value="0.984075214314873" calcext:value-type="float">
            <text:p>0.9840752143</text:p>
          </table:table-cell>
          <table:table-cell office:value-type="float" office:value="231423" calcext:value-type="float">
            <text:p>231423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05] *2" office:value-type="float" office:value="32" calcext:value-type="float">
            <text:p>32</text:p>
          </table:table-cell>
          <table:table-cell table:formula="of:=[.I106]/597309" office:value-type="float" office:value="0.999951448915051" calcext:value-type="float">
            <text:p>0.9999514489</text:p>
          </table:table-cell>
          <table:table-cell office:value-type="float" office:value="597280" calcext:value-type="float">
            <text:p>597280</text:p>
          </table:table-cell>
          <table:table-cell/>
          <table:table-cell table:formula="of:=[.K105] *2" office:value-type="float" office:value="32" calcext:value-type="float">
            <text:p>32</text:p>
          </table:table-cell>
          <table:table-cell table:formula="of:=[.M106]/235168" office:value-type="float" office:value="0.991997210504831" calcext:value-type="float">
            <text:p>0.9919972105</text:p>
          </table:table-cell>
          <table:table-cell office:value-type="float" office:value="233286" calcext:value-type="float">
            <text:p>233286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06] *2" office:value-type="float" office:value="64" calcext:value-type="float">
            <text:p>64</text:p>
          </table:table-cell>
          <table:table-cell table:formula="of:=[.I107]/597309" office:value-type="float" office:value="0.999966516493138" calcext:value-type="float">
            <text:p>0.9999665165</text:p>
          </table:table-cell>
          <table:table-cell table:style-name="ce1" office:value-type="float" office:value="597289" calcext:value-type="float">
            <text:p>597289</text:p>
          </table:table-cell>
          <table:table-cell/>
          <table:table-cell table:formula="of:=[.K106] *2" office:value-type="float" office:value="64" calcext:value-type="float">
            <text:p>64</text:p>
          </table:table-cell>
          <table:table-cell table:formula="of:=[.M107]/235168" office:value-type="float" office:value="0.995913559667982" calcext:value-type="float">
            <text:p>0.9959135597</text:p>
          </table:table-cell>
          <table:table-cell office:value-type="float" office:value="234207" calcext:value-type="float">
            <text:p>234207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07] *2" office:value-type="float" office:value="128" calcext:value-type="float">
            <text:p>128</text:p>
          </table:table-cell>
          <table:table-cell table:formula="of:=[.I108]/597309" office:value-type="float" office:value="0.99997823572054" calcext:value-type="float">
            <text:p>0.9999782357</text:p>
          </table:table-cell>
          <table:table-cell office:value-type="float" office:value="597296" calcext:value-type="float">
            <text:p>597296</text:p>
          </table:table-cell>
          <table:table-cell/>
          <table:table-cell table:formula="of:=[.K107] *2" office:value-type="float" office:value="128" calcext:value-type="float">
            <text:p>128</text:p>
          </table:table-cell>
          <table:table-cell table:formula="of:=[.M108]/235168" office:value-type="float" office:value="0.997593209960539" calcext:value-type="float">
            <text:p>0.99759321</text:p>
          </table:table-cell>
          <table:table-cell office:value-type="float" office:value="234602" calcext:value-type="float">
            <text:p>234602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08] *2" office:value-type="float" office:value="256" calcext:value-type="float">
            <text:p>256</text:p>
          </table:table-cell>
          <table:table-cell table:formula="of:=[.I109]/597309" office:value-type="float" office:value="0.999983258246569" calcext:value-type="float">
            <text:p>0.9999832582</text:p>
          </table:table-cell>
          <table:table-cell office:value-type="float" office:value="597299" calcext:value-type="float">
            <text:p>597299</text:p>
          </table:table-cell>
          <table:table-cell/>
          <table:table-cell table:formula="of:=[.K108] *2" office:value-type="float" office:value="256" calcext:value-type="float">
            <text:p>256</text:p>
          </table:table-cell>
          <table:table-cell table:formula="of:=[.M109]/235168" office:value-type="float" office:value="0.9968788270513" calcext:value-type="float">
            <text:p>0.9968788271</text:p>
          </table:table-cell>
          <table:table-cell office:value-type="float" office:value="234434" calcext:value-type="float">
            <text:p>234434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09] *2" office:value-type="float" office:value="512" calcext:value-type="float">
            <text:p>512</text:p>
          </table:table-cell>
          <table:table-cell table:formula="of:=[.I110]/597309" office:value-type="float" office:value="0.999974887369854" calcext:value-type="float">
            <text:p>0.9999748874</text:p>
          </table:table-cell>
          <table:table-cell office:value-type="float" office:value="597294" calcext:value-type="float">
            <text:p>597294</text:p>
          </table:table-cell>
          <table:table-cell/>
          <table:table-cell table:formula="of:=[.K109] *2" office:value-type="float" office:value="512" calcext:value-type="float">
            <text:p>512</text:p>
          </table:table-cell>
          <table:table-cell table:formula="of:=[.M110]/235168" office:value-type="float" office:value="0.991920669478841" calcext:value-type="float">
            <text:p>0.9919206695</text:p>
          </table:table-cell>
          <table:table-cell office:value-type="float" office:value="233268" calcext:value-type="float">
            <text:p>23326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10] *2" office:value-type="float" office:value="1024" calcext:value-type="float">
            <text:p>1024</text:p>
          </table:table-cell>
          <table:table-cell table:formula="of:=[.I111]/597309" office:value-type="float" office:value="0.999979909895883" calcext:value-type="float">
            <text:p>0.9999799099</text:p>
          </table:table-cell>
          <table:table-cell office:value-type="float" office:value="597297" calcext:value-type="float">
            <text:p>597297</text:p>
          </table:table-cell>
          <table:table-cell/>
          <table:table-cell table:formula="of:=[.K110] *2" office:value-type="float" office:value="1024" calcext:value-type="float">
            <text:p>1024</text:p>
          </table:table-cell>
          <table:table-cell table:formula="of:=[.M111]/235168" office:value-type="float" office:value="0.963345353109267" calcext:value-type="float">
            <text:p>0.9633453531</text:p>
          </table:table-cell>
          <table:table-cell office:value-type="float" office:value="226548" calcext:value-type="float">
            <text:p>22654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11] *2" office:value-type="float" office:value="2048" calcext:value-type="float">
            <text:p>2048</text:p>
          </table:table-cell>
          <table:table-cell table:formula="of:=[.I112]/597309" office:value-type="float" office:value="0.999981584071226" calcext:value-type="float">
            <text:p>0.9999815841</text:p>
          </table:table-cell>
          <table:table-cell office:value-type="float" office:value="597298" calcext:value-type="float">
            <text:p>597298</text:p>
          </table:table-cell>
          <table:table-cell/>
          <table:table-cell table:formula="of:=[.K111] *2" office:value-type="float" office:value="2048" calcext:value-type="float">
            <text:p>2048</text:p>
          </table:table-cell>
          <table:table-cell table:formula="of:=[.M112]/235168" office:value-type="float" office:value="0.90995798748129" calcext:value-type="float">
            <text:p>0.9099579875</text:p>
          </table:table-cell>
          <table:table-cell office:value-type="float" office:value="213993" calcext:value-type="float">
            <text:p>213993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G112] *2" office:value-type="float" office:value="4096" calcext:value-type="float">
            <text:p>4096</text:p>
          </table:table-cell>
          <table:table-cell table:formula="of:=[.I113]/597309" office:value-type="float" office:value="0.974994517075751" calcext:value-type="float">
            <text:p>0.9749945171</text:p>
          </table:table-cell>
          <table:table-cell office:value-type="float" office:value="582373" calcext:value-type="float">
            <text:p>582373</text:p>
          </table:table-cell>
          <table:table-cell/>
          <table:table-cell table:formula="of:=[.K112] *2" office:value-type="float" office:value="4096" calcext:value-type="float">
            <text:p>4096</text:p>
          </table:table-cell>
          <table:table-cell table:formula="of:=[.M113]/235168" office:value-type="float" office:value="0.809506395427949" calcext:value-type="float">
            <text:p>0.8095063954</text:p>
          </table:table-cell>
          <table:table-cell office:value-type="float" office:value="190370" calcext:value-type="float">
            <text:p>190370</text:p>
          </table:table-cell>
          <table:table-cell table:number-columns-repeated="12"/>
        </table:table-row>
        <table:table-row table:style-name="ro1" table:number-rows-repeated="15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Inpact of Associativiy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spice.trace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Inst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ssociativity</text:p>
          </table:table-cell>
          <table:table-cell office:value-type="string" calcext:value-type="string">
            <text:p>hit per block</text:p>
          </table:table-cell>
          <table:table-cell office:value-type="string" calcext:value-type="string">
            <text:p>hit rate</text:p>
          </table:table-cell>
          <table:table-cell/>
          <table:table-cell office:value-type="string" calcext:value-type="string">
            <text:p>associativity</text:p>
          </table:table-cell>
          <table:table-cell office:value-type="string" calcext:value-type="string">
            <text:p>hit rate per access</text:p>
          </table:table-cell>
          <table:table-cell office:value-type="string" calcext:value-type="string">
            <text:p>hit rate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H134]/782764" office:value-type="float" office:value="0.988479286221645" calcext:value-type="float">
            <text:p>0.9884792862</text:p>
          </table:table-cell>
          <table:table-cell office:value-type="float" office:value="773746" calcext:value-type="float">
            <text:p>77374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34]/217237" office:value-type="float" office:value="0.960784765026216" calcext:value-type="float">
            <text:p>0.960784765</text:p>
          </table:table-cell>
          <table:table-cell office:value-type="float" office:value="208718" calcext:value-type="float">
            <text:p>20871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34]*2" office:value-type="float" office:value="2" calcext:value-type="float">
            <text:p>2</text:p>
          </table:table-cell>
          <table:table-cell table:formula="of:=[.H135]/782764" office:value-type="float" office:value="0.993519119428078" calcext:value-type="float">
            <text:p>0.9935191194</text:p>
          </table:table-cell>
          <table:table-cell office:value-type="float" office:value="777691" calcext:value-type="float">
            <text:p>777691</text:p>
          </table:table-cell>
          <table:table-cell/>
          <table:table-cell table:formula="of:=[.J134]*2" office:value-type="float" office:value="2" calcext:value-type="float">
            <text:p>2</text:p>
          </table:table-cell>
          <table:table-cell table:formula="of:=[.L135]/217237" office:value-type="float" office:value="0.981407402974631" calcext:value-type="float">
            <text:p>0.981407403</text:p>
          </table:table-cell>
          <table:table-cell office:value-type="float" office:value="213198" calcext:value-type="float">
            <text:p>2131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35]*2" office:value-type="float" office:value="4" calcext:value-type="float">
            <text:p>4</text:p>
          </table:table-cell>
          <table:table-cell table:formula="of:=[.H136]/782764" office:value-type="float" office:value="0.994541138836227" calcext:value-type="float">
            <text:p>0.9945411388</text:p>
          </table:table-cell>
          <table:table-cell office:value-type="float" office:value="778491" calcext:value-type="float">
            <text:p>778491</text:p>
          </table:table-cell>
          <table:table-cell/>
          <table:table-cell table:formula="of:=[.J135]*2" office:value-type="float" office:value="4" calcext:value-type="float">
            <text:p>4</text:p>
          </table:table-cell>
          <table:table-cell table:formula="of:=[.L136]/217237" office:value-type="float" office:value="0.99505148754586" calcext:value-type="float">
            <text:p>0.9950514875</text:p>
          </table:table-cell>
          <table:table-cell office:value-type="float" office:value="216162" calcext:value-type="float">
            <text:p>21616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36]*2" office:value-type="float" office:value="8" calcext:value-type="float">
            <text:p>8</text:p>
          </table:table-cell>
          <table:table-cell table:formula="of:=[.H137]/782764" office:value-type="float" office:value="0.994306074372352" calcext:value-type="float">
            <text:p>0.9943060744</text:p>
          </table:table-cell>
          <table:table-cell office:value-type="float" office:value="778307" calcext:value-type="float">
            <text:p>778307</text:p>
          </table:table-cell>
          <table:table-cell/>
          <table:table-cell table:formula="of:=[.J136]*2" office:value-type="float" office:value="8" calcext:value-type="float">
            <text:p>8</text:p>
          </table:table-cell>
          <table:table-cell table:formula="of:=[.L137]/217237" office:value-type="float" office:value="0.996041190036688" calcext:value-type="float">
            <text:p>0.99604119</text:p>
          </table:table-cell>
          <table:table-cell office:value-type="float" office:value="216377" calcext:value-type="float">
            <text:p>21637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37]*2" office:value-type="float" office:value="16" calcext:value-type="float">
            <text:p>16</text:p>
          </table:table-cell>
          <table:table-cell table:formula="of:=[.H138]/782764" office:value-type="float" office:value="0.994237088062302" calcext:value-type="float">
            <text:p>0.9942370881</text:p>
          </table:table-cell>
          <table:table-cell office:value-type="float" office:value="778253" calcext:value-type="float">
            <text:p>778253</text:p>
          </table:table-cell>
          <table:table-cell/>
          <table:table-cell table:formula="of:=[.J137]*2" office:value-type="float" office:value="16" calcext:value-type="float">
            <text:p>16</text:p>
          </table:table-cell>
          <table:table-cell table:formula="of:=[.L138]/217237" office:value-type="float" office:value="0.996368022022031" calcext:value-type="float">
            <text:p>0.996368022</text:p>
          </table:table-cell>
          <table:table-cell office:value-type="float" office:value="216448" calcext:value-type="float">
            <text:p>21644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38]*2" office:value-type="float" office:value="32" calcext:value-type="float">
            <text:p>32</text:p>
          </table:table-cell>
          <table:table-cell table:formula="of:=[.H139]/782764" office:value-type="float" office:value="0.994183432043374" calcext:value-type="float">
            <text:p>0.994183432</text:p>
          </table:table-cell>
          <table:table-cell office:value-type="float" office:value="778211" calcext:value-type="float">
            <text:p>778211</text:p>
          </table:table-cell>
          <table:table-cell/>
          <table:table-cell table:formula="of:=[.J138]*2" office:value-type="float" office:value="32" calcext:value-type="float">
            <text:p>32</text:p>
          </table:table-cell>
          <table:table-cell table:formula="of:=[.L139]/217237" office:value-type="float" office:value="0.996639614798584" calcext:value-type="float">
            <text:p>0.9966396148</text:p>
          </table:table-cell>
          <table:table-cell office:value-type="float" office:value="216507" calcext:value-type="float">
            <text:p>21650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39]*2" office:value-type="float" office:value="64" calcext:value-type="float">
            <text:p>64</text:p>
          </table:table-cell>
          <table:table-cell table:formula="of:=[.H140]/782764" office:value-type="float" office:value="0.994134886121488" calcext:value-type="float">
            <text:p>0.9941348861</text:p>
          </table:table-cell>
          <table:table-cell office:value-type="float" office:value="778173" calcext:value-type="float">
            <text:p>778173</text:p>
          </table:table-cell>
          <table:table-cell/>
          <table:table-cell table:formula="of:=[.J139]*2" office:value-type="float" office:value="64" calcext:value-type="float">
            <text:p>64</text:p>
          </table:table-cell>
          <table:table-cell table:formula="of:=[.L140]/217237" office:value-type="float" office:value="0.996648821333382" calcext:value-type="float">
            <text:p>0.9966488213</text:p>
          </table:table-cell>
          <table:table-cell office:value-type="float" office:value="216509" calcext:value-type="float">
            <text:p>216509</text:p>
          </table:table-cell>
          <table:table-cell table:number-columns-repeated="13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tex.trace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Inst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ssociativity</text:p>
          </table:table-cell>
          <table:table-cell office:value-type="string" calcext:value-type="string">
            <text:p>hit per block</text:p>
          </table:table-cell>
          <table:table-cell office:value-type="string" calcext:value-type="string">
            <text:p>hit rate</text:p>
          </table:table-cell>
          <table:table-cell/>
          <table:table-cell office:value-type="string" calcext:value-type="string">
            <text:p>associativity</text:p>
          </table:table-cell>
          <table:table-cell office:value-type="string" calcext:value-type="string">
            <text:p>hit per block</text:p>
          </table:table-cell>
          <table:table-cell office:value-type="string" calcext:value-type="string">
            <text:p>hit rate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H152]/597309" office:value-type="float" office:value="0.999969864843825" calcext:value-type="float">
            <text:p>0.9999698648</text:p>
          </table:table-cell>
          <table:table-cell office:value-type="float" office:value="597291" calcext:value-type="float">
            <text:p>59729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52]/235168" office:value-type="float" office:value="0.986788168458294" calcext:value-type="float">
            <text:p>0.9867881685</text:p>
          </table:table-cell>
          <table:table-cell office:value-type="float" office:value="232061" calcext:value-type="float">
            <text:p>23206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52]*2" office:value-type="float" office:value="2" calcext:value-type="float">
            <text:p>2</text:p>
          </table:table-cell>
          <table:table-cell table:formula="of:=[.H153]/597309" office:value-type="float" office:value="0.99997823572054" calcext:value-type="float">
            <text:p>0.9999782357</text:p>
          </table:table-cell>
          <table:table-cell office:value-type="float" office:value="597296" calcext:value-type="float">
            <text:p>597296</text:p>
          </table:table-cell>
          <table:table-cell/>
          <table:table-cell table:formula="of:=[.J152]*2" office:value-type="float" office:value="2" calcext:value-type="float">
            <text:p>2</text:p>
          </table:table-cell>
          <table:table-cell table:formula="of:=[.L153]/235168" office:value-type="float" office:value="0.997593209960539" calcext:value-type="float">
            <text:p>0.99759321</text:p>
          </table:table-cell>
          <table:table-cell office:value-type="float" office:value="234602" calcext:value-type="float">
            <text:p>23460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53]*2" office:value-type="float" office:value="4" calcext:value-type="float">
            <text:p>4</text:p>
          </table:table-cell>
          <table:table-cell table:formula="of:=[.H154]/597309" office:value-type="float" office:value="0.99997823572054" calcext:value-type="float">
            <text:p>0.9999782357</text:p>
          </table:table-cell>
          <table:table-cell office:value-type="float" office:value="597296" calcext:value-type="float">
            <text:p>597296</text:p>
          </table:table-cell>
          <table:table-cell/>
          <table:table-cell table:formula="of:=[.J153]*2" office:value-type="float" office:value="4" calcext:value-type="float">
            <text:p>4</text:p>
          </table:table-cell>
          <table:table-cell table:formula="of:=[.L154]/235168" office:value-type="float" office:value="0.997975915090488" calcext:value-type="float">
            <text:p>0.9979759151</text:p>
          </table:table-cell>
          <table:table-cell office:value-type="float" office:value="234692" calcext:value-type="float">
            <text:p>23469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54]*2" office:value-type="float" office:value="8" calcext:value-type="float">
            <text:p>8</text:p>
          </table:table-cell>
          <table:table-cell table:formula="of:=[.H155]/597309" office:value-type="float" office:value="0.99997823572054" calcext:value-type="float">
            <text:p>0.9999782357</text:p>
          </table:table-cell>
          <table:table-cell office:value-type="float" office:value="597296" calcext:value-type="float">
            <text:p>597296</text:p>
          </table:table-cell>
          <table:table-cell/>
          <table:table-cell table:formula="of:=[.J154]*2" office:value-type="float" office:value="8" calcext:value-type="float">
            <text:p>8</text:p>
          </table:table-cell>
          <table:table-cell table:formula="of:=[.L155]/235168" office:value-type="float" office:value="0.997975915090488" calcext:value-type="float">
            <text:p>0.9979759151</text:p>
          </table:table-cell>
          <table:table-cell office:value-type="float" office:value="234692" calcext:value-type="float">
            <text:p>23469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55]*2" office:value-type="float" office:value="16" calcext:value-type="float">
            <text:p>16</text:p>
          </table:table-cell>
          <table:table-cell table:formula="of:=[.H156]/597309" office:value-type="float" office:value="0.99997823572054" calcext:value-type="float">
            <text:p>0.9999782357</text:p>
          </table:table-cell>
          <table:table-cell office:value-type="float" office:value="597296" calcext:value-type="float">
            <text:p>597296</text:p>
          </table:table-cell>
          <table:table-cell/>
          <table:table-cell table:formula="of:=[.J155]*2" office:value-type="float" office:value="16" calcext:value-type="float">
            <text:p>16</text:p>
          </table:table-cell>
          <table:table-cell table:formula="of:=[.L156]/235168" office:value-type="float" office:value="0.997975915090488" calcext:value-type="float">
            <text:p>0.9979759151</text:p>
          </table:table-cell>
          <table:table-cell office:value-type="float" office:value="234692" calcext:value-type="float">
            <text:p>23469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56]*2" office:value-type="float" office:value="32" calcext:value-type="float">
            <text:p>32</text:p>
          </table:table-cell>
          <table:table-cell table:formula="of:=[.H157]/597309" office:value-type="float" office:value="0.99997823572054" calcext:value-type="float">
            <text:p>0.9999782357</text:p>
          </table:table-cell>
          <table:table-cell office:value-type="float" office:value="597296" calcext:value-type="float">
            <text:p>597296</text:p>
          </table:table-cell>
          <table:table-cell/>
          <table:table-cell table:formula="of:=[.J156]*2" office:value-type="float" office:value="32" calcext:value-type="float">
            <text:p>32</text:p>
          </table:table-cell>
          <table:table-cell table:formula="of:=[.L157]/235168" office:value-type="float" office:value="0.997975915090488" calcext:value-type="float">
            <text:p>0.9979759151</text:p>
          </table:table-cell>
          <table:table-cell office:value-type="float" office:value="234692" calcext:value-type="float">
            <text:p>23469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57]*2" office:value-type="float" office:value="64" calcext:value-type="float">
            <text:p>64</text:p>
          </table:table-cell>
          <table:table-cell table:formula="of:=[.H158]/597309" office:value-type="float" office:value="0.99997823572054" calcext:value-type="float">
            <text:p>0.9999782357</text:p>
          </table:table-cell>
          <table:table-cell office:value-type="float" office:value="597296" calcext:value-type="float">
            <text:p>597296</text:p>
          </table:table-cell>
          <table:table-cell/>
          <table:table-cell table:formula="of:=[.J157]*2" office:value-type="float" office:value="64" calcext:value-type="float">
            <text:p>64</text:p>
          </table:table-cell>
          <table:table-cell table:formula="of:=[.L158]/235168" office:value-type="float" office:value="0.997975915090488" calcext:value-type="float">
            <text:p>0.9979759151</text:p>
          </table:table-cell>
          <table:table-cell office:value-type="float" office:value="234692" calcext:value-type="float">
            <text:p>234692</text:p>
          </table:table-cell>
          <table:table-cell table:number-columns-repeated="1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cc.trace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Inst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ssociativity</text:p>
          </table:table-cell>
          <table:table-cell office:value-type="string" calcext:value-type="string">
            <text:p>hit per block</text:p>
          </table:table-cell>
          <table:table-cell office:value-type="string" calcext:value-type="string">
            <text:p>hit rate</text:p>
          </table:table-cell>
          <table:table-cell/>
          <table:table-cell office:value-type="string" calcext:value-type="string">
            <text:p>associativity</text:p>
          </table:table-cell>
          <table:table-cell office:value-type="string" calcext:value-type="string">
            <text:p>hit per block</text:p>
          </table:table-cell>
          <table:table-cell office:value-type="string" calcext:value-type="string">
            <text:p>hit rate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H169]/757341" office:value-type="float" office:value="0.973731780003988" calcext:value-type="float">
            <text:p>0.97373178</text:p>
          </table:table-cell>
          <table:table-cell office:value-type="float" office:value="737447" calcext:value-type="float">
            <text:p>7374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69]/242661" office:value-type="float" office:value="0.938457354086565" calcext:value-type="float">
            <text:p>0.9384573541</text:p>
          </table:table-cell>
          <table:table-cell office:value-type="float" office:value="227727" calcext:value-type="float">
            <text:p>22772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69]*2" office:value-type="float" office:value="2" calcext:value-type="float">
            <text:p>2</text:p>
          </table:table-cell>
          <table:table-cell table:formula="of:=[.H170]/757341" office:value-type="float" office:value="0.977155600977631" calcext:value-type="float">
            <text:p>0.977155601</text:p>
          </table:table-cell>
          <table:table-cell office:value-type="float" office:value="740040" calcext:value-type="float">
            <text:p>740040</text:p>
          </table:table-cell>
          <table:table-cell/>
          <table:table-cell table:formula="of:=[.J169]*2" office:value-type="float" office:value="2" calcext:value-type="float">
            <text:p>2</text:p>
          </table:table-cell>
          <table:table-cell table:formula="of:=[.L170]/242661" office:value-type="float" office:value="0.961984002373682" calcext:value-type="float">
            <text:p>0.9619840024</text:p>
          </table:table-cell>
          <table:table-cell office:value-type="float" office:value="233436" calcext:value-type="float">
            <text:p>233436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70]*2" office:value-type="float" office:value="4" calcext:value-type="float">
            <text:p>4</text:p>
          </table:table-cell>
          <table:table-cell table:formula="of:=[.H171]/757341" office:value-type="float" office:value="0.979112447365189" calcext:value-type="float">
            <text:p>0.9791124474</text:p>
          </table:table-cell>
          <table:table-cell office:value-type="float" office:value="741522" calcext:value-type="float">
            <text:p>741522</text:p>
          </table:table-cell>
          <table:table-cell/>
          <table:table-cell table:formula="of:=[.J170]*2" office:value-type="float" office:value="4" calcext:value-type="float">
            <text:p>4</text:p>
          </table:table-cell>
          <table:table-cell table:formula="of:=[.L171]/242661" office:value-type="float" office:value="0.970197106251108" calcext:value-type="float">
            <text:p>0.9701971063</text:p>
          </table:table-cell>
          <table:table-cell office:value-type="float" office:value="235429" calcext:value-type="float">
            <text:p>23542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71]*2" office:value-type="float" office:value="8" calcext:value-type="float">
            <text:p>8</text:p>
          </table:table-cell>
          <table:table-cell table:formula="of:=[.H172]/757341" office:value-type="float" office:value="0.979107165728516" calcext:value-type="float">
            <text:p>0.9791071657</text:p>
          </table:table-cell>
          <table:table-cell office:value-type="float" office:value="741518" calcext:value-type="float">
            <text:p>741518</text:p>
          </table:table-cell>
          <table:table-cell/>
          <table:table-cell table:formula="of:=[.J171]*2" office:value-type="float" office:value="8" calcext:value-type="float">
            <text:p>8</text:p>
          </table:table-cell>
          <table:table-cell table:formula="of:=[.L172]/242661" office:value-type="float" office:value="0.973683451399277" calcext:value-type="float">
            <text:p>0.9736834514</text:p>
          </table:table-cell>
          <table:table-cell office:value-type="float" office:value="236275" calcext:value-type="float">
            <text:p>23627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72]*2" office:value-type="float" office:value="16" calcext:value-type="float">
            <text:p>16</text:p>
          </table:table-cell>
          <table:table-cell table:formula="of:=[.H173]/757341" office:value-type="float" office:value="0.979830749952795" calcext:value-type="float">
            <text:p>0.97983075</text:p>
          </table:table-cell>
          <table:table-cell office:value-type="float" office:value="742066" calcext:value-type="float">
            <text:p>742066</text:p>
          </table:table-cell>
          <table:table-cell/>
          <table:table-cell table:formula="of:=[.J172]*2" office:value-type="float" office:value="16" calcext:value-type="float">
            <text:p>16</text:p>
          </table:table-cell>
          <table:table-cell table:formula="of:=[.L173]/242661" office:value-type="float" office:value="0.974998042536708" calcext:value-type="float">
            <text:p>0.9749980425</text:p>
          </table:table-cell>
          <table:table-cell office:value-type="float" office:value="236594" calcext:value-type="float">
            <text:p>236594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73]*2" office:value-type="float" office:value="32" calcext:value-type="float">
            <text:p>32</text:p>
          </table:table-cell>
          <table:table-cell table:formula="of:=[.H174]/757341" office:value-type="float" office:value="0.980150288971547" calcext:value-type="float">
            <text:p>0.980150289</text:p>
          </table:table-cell>
          <table:table-cell office:value-type="float" office:value="742308" calcext:value-type="float">
            <text:p>742308</text:p>
          </table:table-cell>
          <table:table-cell/>
          <table:table-cell table:formula="of:=[.J173]*2" office:value-type="float" office:value="32" calcext:value-type="float">
            <text:p>32</text:p>
          </table:table-cell>
          <table:table-cell table:formula="of:=[.L174]/242661" office:value-type="float" office:value="0.97560794688887" calcext:value-type="float">
            <text:p>0.9756079469</text:p>
          </table:table-cell>
          <table:table-cell office:value-type="float" office:value="236742" calcext:value-type="float">
            <text:p>23674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174]*2" office:value-type="float" office:value="64" calcext:value-type="float">
            <text:p>64</text:p>
          </table:table-cell>
          <table:table-cell table:formula="of:=[.H175]/757341" office:value-type="float" office:value="0.980108035878158" calcext:value-type="float">
            <text:p>0.9801080359</text:p>
          </table:table-cell>
          <table:table-cell office:value-type="float" office:value="742276" calcext:value-type="float">
            <text:p>742276</text:p>
          </table:table-cell>
          <table:table-cell/>
          <table:table-cell table:formula="of:=[.J174]*2" office:value-type="float" office:value="64" calcext:value-type="float">
            <text:p>64</text:p>
          </table:table-cell>
          <table:table-cell table:formula="of:=[.L175]/242661" office:value-type="float" office:value="0.975496680554354" calcext:value-type="float">
            <text:p>0.9754966806</text:p>
          </table:table-cell>
          <table:table-cell office:value-type="float" office:value="236715" calcext:value-type="float">
            <text:p>23671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6:09:37.199783863</meta:creation-date>
    <meta:generator>LibreOffice/5.1.6.2$Linux_X86_64 LibreOffice_project/10m0$Build-2</meta:generator>
    <dc:date>2018-11-18T23:16:53.108778289</dc:date>
    <meta:editing-duration>PT2H21M12S</meta:editing-duration>
    <meta:editing-cycles>8</meta:editing-cycles>
    <meta:document-statistic meta:table-count="1" meta:cell-count="64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6cm" svg:height="6.125cm" xlink:href=".." xlink:type="simple" chart:class="chart:line" chart:style-name="ch1">
        <chart:title svg:x="1.142cm" svg:y="0.258cm" chart:style-name="ch2">
          <text:p>Spice.trace Inst Hit rate</text:p>
        </chart:title>
        <chart:legend chart:legend-position="end" svg:x="4.308cm" svg:y="2.763cm" style:legend-expansion="high" chart:style-name="ch3"/>
        <chart:plot-area chart:style-name="ch4" table:cell-range-address="Sheet1.B7:Sheet1.C20" chart:data-source-has-labels="column" svg:x="1.154cm" svg:y="1.159cm" svg:width="3.011cm" svg:height="3.863cm">
          <chartooo:coordinate-region svg:x="1.881cm" svg:y="1.159cm" svg:width="2.284cm" svg:height="2.478cm"/>
          <chart:axis chart:dimension="x" chart:name="primary-x" chart:style-name="ch5" chartooo:axis-type="auto">
            <chartooo:date-scale/>
            <chart:title svg:x="1.305cm" svg:y="5.144cm" chart:style-name="ch6">
              <text:p>cache size (bytes)</text:p>
            </chart:title>
            <chart:categories table:cell-range-address="Sheet1.B7:Sheet1.B20"/>
          </chart:axis>
          <chart:axis chart:dimension="y" chart:name="primary-y" chart:style-name="ch5">
            <chart:title svg:x="0.451cm" svg:y="4.774cm" chart:style-name="ch7">
              <text:p>Hit rates  per accesses</text:p>
            </chart:title>
            <chart:grid chart:style-name="ch8" chart:class="major"/>
          </chart:axis>
          <chart:series chart:style-name="ch9" chart:values-cell-range-address="Sheet1.C7:Sheet1.C20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B7:Sheet1.B20</svg:desc>
                </draw:g>
              </table:table-cell>
              <table:table-cell office:value-type="float" office:value="0">
                <text:p>0</text:p>
                <draw:g>
                  <svg:desc>Sheet1.C7:Sheet1.C2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335861128002821">
                <text:p>0.003358611280028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00847765099059">
                <text:p>0.01008477650990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63577527837254">
                <text:p>0.2635775278372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68660285858828">
                <text:p>0.3686602858588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54821632062793">
                <text:p>0.4548216320627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536801641363169">
                <text:p>0.53680164136316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5481498893664">
                <text:p>0.7548149889366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62043987715327">
                <text:p>0.86204398771532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05704656831433">
                <text:p>0.90570465683143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74449514796286">
                <text:p>0.97444951479628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86432692356828">
                <text:p>0.98643269235682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88548272531695">
                <text:p>0.988548272531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555cm" svg:height="4.957cm" xlink:href=".." xlink:type="simple" chart:class="chart:line" chart:style-name="ch1">
        <chart:title svg:x="0.627cm" svg:y="0.235cm" chart:style-name="ch2">
          <text:p>Spice Trace Data Hit Rate</text:p>
        </chart:title>
        <chart:legend chart:legend-position="end" svg:x="3.756cm" svg:y="2.179cm" style:legend-expansion="high" chart:style-name="ch3"/>
        <chart:plot-area chart:style-name="ch4" table:cell-range-address="Sheet1.K76:Sheet1.L86" chart:data-source-has-labels="column" svg:x="1.142cm" svg:y="1.113cm" svg:width="2.483cm" svg:height="2.764cm">
          <chartooo:coordinate-region svg:x="1.869cm" svg:y="1.113cm" svg:width="1.756cm" svg:height="1.511cm"/>
          <chart:axis chart:dimension="x" chart:name="primary-x" chart:style-name="ch5" chartooo:axis-type="auto">
            <chartooo:date-scale/>
            <chart:title svg:x="1.069cm" svg:y="3.976cm" chart:style-name="ch6">
              <text:p>Block size (bytes)</text:p>
            </chart:title>
            <chart:categories table:cell-range-address="Sheet1.K76:Sheet1.K86"/>
          </chart:axis>
          <chart:axis chart:dimension="y" chart:name="primary-y" chart:style-name="ch5">
            <chart:title svg:x="0.451cm" svg:y="4.021cm" chart:style-name="ch7">
              <text:p>Hitrate per accesses</text:p>
            </chart:title>
            <chart:grid chart:style-name="ch8" chart:class="major"/>
          </chart:axis>
          <chart:series chart:style-name="ch9" chart:values-cell-range-address="Sheet1.L76:Sheet1.L8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K76:Sheet1.K86</svg:desc>
                </draw:g>
              </table:table-cell>
              <table:table-cell office:value-type="float" office:value="0.970120191311793">
                <text:p>0.970120191311793</text:p>
                <draw:g>
                  <svg:desc>Sheet1.L76:Sheet1.L8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83046166168747">
                <text:p>0.9830461661687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8643739326174">
                <text:p>0.9886437393261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119394946533">
                <text:p>0.991193949465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85453675018528">
                <text:p>0.9854536750185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81407402974631">
                <text:p>0.9814074029746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76260950022326">
                <text:p>0.9762609500223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56365628322984">
                <text:p>0.95636562832298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41533900762761">
                <text:p>0.94153390076276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96817761246933">
                <text:p>0.89681776124693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94662051123888">
                <text:p>0.7946620511238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565cm" svg:height="6.604cm" xlink:href=".." xlink:type="simple" chart:class="chart:line" chart:style-name="ch1">
        <chart:title svg:x="1.437cm" svg:y="0.268cm" chart:style-name="ch2">
          <text:p>Tex Trace Inst Hit Rate</text:p>
        </chart:title>
        <chart:legend chart:legend-position="end" svg:x="4.713cm" svg:y="3.003cm" style:legend-expansion="high" chart:style-name="ch3"/>
        <chart:plot-area chart:style-name="ch4" table:cell-range-address="Sheet1.G103:Sheet1.H113" chart:data-source-has-labels="column" svg:x="1.162cm" svg:y="1.179cm" svg:width="3.4cm" svg:height="4.312cm">
          <chartooo:coordinate-region svg:x="2.161cm" svg:y="1.179cm" svg:width="2.401cm" svg:height="3.259cm"/>
          <chart:axis chart:dimension="x" chart:name="primary-x" chart:style-name="ch5" chartooo:axis-type="auto">
            <chartooo:date-scale/>
            <chart:title svg:x="1.548cm" svg:y="5.623cm" chart:style-name="ch6">
              <text:p>Block size (bytes)</text:p>
            </chart:title>
            <chart:categories table:cell-range-address="Sheet1.G103:Sheet1.G113"/>
          </chart:axis>
          <chart:axis chart:dimension="y" chart:name="primary-y" chart:style-name="ch5">
            <chart:title svg:x="0.451cm" svg:y="4.94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H103:Sheet1.H11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G103:Sheet1.G113</svg:desc>
                </draw:g>
              </table:table-cell>
              <table:table-cell office:value-type="float" office:value="0.999732131945107">
                <text:p>0.999732131945107</text:p>
                <draw:g>
                  <svg:desc>Sheet1.H103:Sheet1.H11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9854346745152">
                <text:p>0.9998543467451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9914617057503">
                <text:p>0.9999146170575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9951448915051">
                <text:p>0.9999514489150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9966516493138">
                <text:p>0.99996651649313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997823572054">
                <text:p>0.9999782357205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9983258246569">
                <text:p>0.99998325824656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9974887369854">
                <text:p>0.99997488736985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99979909895883">
                <text:p>0.99997990989588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99981584071226">
                <text:p>0.99998158407122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74994517075751">
                <text:p>0.97499451707575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61cm" svg:height="5.302cm" xlink:href=".." xlink:type="simple" chart:class="chart:line" chart:style-name="ch1">
        <chart:title svg:x="1.592cm" svg:y="0.242cm" chart:style-name="ch2">
          <text:p>Tex Trace Data Hit Rate</text:p>
        </chart:title>
        <chart:legend chart:legend-position="end" svg:x="5.262cm" svg:y="2.352cm" style:legend-expansion="high" chart:style-name="ch3"/>
        <chart:plot-area chart:style-name="ch4" table:cell-range-address="Sheet1.K103:Sheet1.L113" chart:data-source-has-labels="column" svg:x="1.172cm" svg:y="1.127cm" svg:width="3.929cm" svg:height="3.088cm">
          <chartooo:coordinate-region svg:x="1.899cm" svg:y="1.127cm" svg:width="3.061cm" svg:height="1.834cm"/>
          <chart:axis chart:dimension="x" chart:name="primary-x" chart:style-name="ch5" chartooo:axis-type="auto">
            <chartooo:date-scale/>
            <chart:title svg:x="1.822cm" svg:y="4.321cm" chart:style-name="ch6">
              <text:p>Block size (bytes)</text:p>
            </chart:title>
            <chart:categories table:cell-range-address="Sheet1.K103:Sheet1.K113"/>
          </chart:axis>
          <chart:axis chart:dimension="y" chart:name="primary-y" chart:style-name="ch5">
            <chart:title svg:x="0.451cm" svg:y="4.276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L103:Sheet1.L11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K103:Sheet1.K113</svg:desc>
                </draw:g>
              </table:table-cell>
              <table:table-cell office:value-type="float" office:value="0.936453939311471">
                <text:p>0.936453939311471</text:p>
                <draw:g>
                  <svg:desc>Sheet1.L103:Sheet1.L11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8201455980405">
                <text:p>0.9682014559804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4075214314873">
                <text:p>0.9840752143148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1997210504831">
                <text:p>0.9919972105048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5913559667982">
                <text:p>0.9959135596679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7593209960539">
                <text:p>0.99759320996053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68788270513">
                <text:p>0.99687882705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1920669478841">
                <text:p>0.99192066947884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63345353109267">
                <text:p>0.9633453531092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0995798748129">
                <text:p>0.909957987481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809506395427949">
                <text:p>0.8095063954279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86cm" svg:height="7.89cm" xlink:href=".." xlink:type="simple" chart:class="chart:line" chart:style-name="ch1">
        <chart:title svg:x="3.886cm" svg:y="0.293cm" chart:style-name="ch2">
          <text:p>Spice Trace Inst Hit Rate</text:p>
        </chart:title>
        <chart:legend chart:legend-position="end" svg:x="10.007cm" svg:y="3.646cm" style:legend-expansion="high" chart:style-name="ch3"/>
        <chart:plot-area chart:style-name="ch4" table:cell-range-address="Sheet1.F134:Sheet1.G140" chart:data-source-has-labels="column" svg:x="1.268cm" svg:y="1.229cm" svg:width="8.482cm" svg:height="5.523cm">
          <chartooo:coordinate-region svg:x="2.366cm" svg:y="1.428cm" svg:width="7.197cm" svg:height="4.677cm"/>
          <chart:axis chart:dimension="x" chart:name="primary-x" chart:style-name="ch5" chartooo:axis-type="auto">
            <chartooo:date-scale/>
            <chart:title svg:x="4.579cm" svg:y="6.909cm" chart:style-name="ch6">
              <text:p>associativity</text:p>
            </chart:title>
            <chart:categories table:cell-range-address="Sheet1.F134:Sheet1.F140"/>
          </chart:axis>
          <chart:axis chart:dimension="y" chart:name="primary-y" chart:style-name="ch5">
            <chart:title svg:x="0.451cm" svg:y="5.595cm" chart:style-name="ch7">
              <text:p>Hit rate per accesses </text:p>
            </chart:title>
            <chart:grid chart:style-name="ch8" chart:class="major"/>
          </chart:axis>
          <chart:series chart:style-name="ch9" chart:values-cell-range-address="Sheet1.G134:Sheet1.G14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134:Sheet1.F140</svg:desc>
                </draw:g>
              </table:table-cell>
              <table:table-cell office:value-type="float" office:value="0.988479286221645">
                <text:p>0.988479286221645</text:p>
                <draw:g>
                  <svg:desc>Sheet1.G134:Sheet1.G1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3519119428078">
                <text:p>0.9935191194280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4541138836227">
                <text:p>0.9945411388362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4306074372352">
                <text:p>0.9943060743723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4237088062302">
                <text:p>0.994237088062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4183432043374">
                <text:p>0.9941834320433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4134886121488">
                <text:p>0.9941348861214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07cm" svg:height="5.381cm" xlink:href=".." xlink:type="simple" chart:class="chart:line" chart:style-name="ch1">
        <chart:title svg:x="0.083cm" svg:y="0.243cm" chart:style-name="ch2">
          <text:p>Spice Trace Data Hit rate</text:p>
        </chart:title>
        <chart:legend chart:legend-position="end" svg:x="2.455cm" svg:y="2.391cm" style:legend-expansion="high" chart:style-name="ch3"/>
        <chart:plot-area chart:style-name="ch4" table:cell-range-address="Sheet1.J134:Sheet1.K140" chart:data-source-has-labels="column" svg:x="1.117cm" svg:y="1.129cm" svg:width="1.232cm" svg:height="3.164cm">
          <chartooo:coordinate-region svg:x="1.939cm" svg:y="1.328cm" svg:width="0.41cm" svg:height="2.303cm"/>
          <chart:axis chart:dimension="x" chart:name="primary-x" chart:style-name="ch5" chartooo:axis-type="auto">
            <chartooo:date-scale/>
            <chart:title svg:x="0.803cm" svg:y="4.4cm" chart:style-name="ch6">
              <text:p>associativity</text:p>
            </chart:title>
            <chart:categories table:cell-range-address="Sheet1.J134:Sheet1.J140"/>
          </chart:axis>
          <chart:axis chart:dimension="y" chart:name="primary-y" chart:style-name="ch5">
            <chart:title svg:x="0.451cm" svg:y="4.144cm" chart:style-name="ch7">
              <text:p>Hitrates per access</text:p>
            </chart:title>
            <chart:grid chart:style-name="ch8" chart:class="major"/>
          </chart:axis>
          <chart:series chart:style-name="ch9" chart:values-cell-range-address="Sheet1.K134:Sheet1.K14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134:Sheet1.J140</svg:desc>
                </draw:g>
              </table:table-cell>
              <table:table-cell office:value-type="float" office:value="0.960784765026216">
                <text:p>0.960784765026216</text:p>
                <draw:g>
                  <svg:desc>Sheet1.K134:Sheet1.K1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1407402974631">
                <text:p>0.9814074029746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505148754586">
                <text:p>0.995051487545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6041190036688">
                <text:p>0.9960411900366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6368022022031">
                <text:p>0.9963680220220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6639614798584">
                <text:p>0.9966396147985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6648821333382">
                <text:p>0.9966488213333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04cm" svg:height="6.381cm" xlink:href=".." xlink:type="simple" chart:class="chart:line" chart:style-name="ch1">
        <chart:title svg:x="2.057cm" svg:y="0.263cm" chart:style-name="ch2">
          <text:p>Tex Trace Inst Hit Rate</text:p>
        </chart:title>
        <chart:plot-area chart:style-name="ch3" table:cell-range-address="Sheet1.F152:Sheet1.G158" chart:data-source-has-labels="column" svg:x="1.187cm" svg:y="1.169cm" svg:width="7.441cm" svg:height="4.104cm">
          <chartooo:coordinate-region svg:x="2.71cm" svg:y="1.169cm" svg:width="5.731cm" svg:height="2.83cm"/>
          <chart:axis chart:dimension="x" chart:name="primary-x" chart:style-name="ch4" chartooo:axis-type="auto">
            <chartooo:date-scale/>
            <chart:title svg:x="3.977cm" svg:y="5.4cm" chart:style-name="ch5">
              <text:p>associativity</text:p>
            </chart:title>
            <chart:categories table:cell-range-address="Sheet1.F152:Sheet1.F158"/>
          </chart:axis>
          <chart:axis chart:dimension="y" chart:name="primary-y" chart:style-name="ch4">
            <chart:title svg:x="0.451cm" svg:y="4.747cm" chart:style-name="ch6">
              <text:p>Hitrate per accesses</text:p>
            </chart:title>
            <chart:grid chart:style-name="ch7" chart:class="major"/>
          </chart:axis>
          <chart:series chart:style-name="ch8" chart:values-cell-range-address="Sheet1.G152:Sheet1.G15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152:Sheet1.F158</svg:desc>
                </draw:g>
              </table:table-cell>
              <table:table-cell office:value-type="float" office:value="0.999969864843825">
                <text:p>0.999969864843825</text:p>
                <draw:g>
                  <svg:desc>Sheet1.G152:Sheet1.G1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997823572054">
                <text:p>0.999978235720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997823572054">
                <text:p>0.999978235720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997823572054">
                <text:p>0.999978235720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997823572054">
                <text:p>0.999978235720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997823572054">
                <text:p>0.999978235720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997823572054">
                <text:p>0.9999782357205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2cm" svg:height="5.047cm" xlink:href=".." xlink:type="simple" chart:class="chart:line" chart:style-name="ch1">
        <chart:title svg:x="4.401cm" svg:y="0.236cm" chart:style-name="ch2">
          <text:p>Tex Trace Data Hit rate</text:p>
        </chart:title>
        <chart:plot-area chart:style-name="ch3" table:cell-range-address="Sheet1.J152:Sheet1.K158" chart:data-source-has-labels="column" svg:x="1.281cm" svg:y="1.115cm" svg:width="11.969cm" svg:height="2.851cm">
          <chartooo:coordinate-region svg:x="2.379cm" svg:y="1.314cm" svg:width="10.685cm" svg:height="2.005cm"/>
          <chart:axis chart:dimension="x" chart:name="primary-x" chart:style-name="ch4" chartooo:axis-type="auto">
            <chartooo:date-scale/>
            <chart:title svg:x="6.335cm" svg:y="4.066cm" chart:style-name="ch5">
              <text:p>associativity</text:p>
            </chart:title>
            <chart:categories table:cell-range-address="Sheet1.J152:Sheet1.J158"/>
          </chart:axis>
          <chart:axis chart:dimension="y" chart:name="primary-y" chart:style-name="ch4">
            <chart:title svg:x="0.451cm" svg:y="4.066cm" chart:style-name="ch6">
              <text:p>Hitrate per accesses</text:p>
            </chart:title>
            <chart:grid chart:style-name="ch7" chart:class="major"/>
          </chart:axis>
          <chart:series chart:style-name="ch8" chart:values-cell-range-address="Sheet1.K152:Sheet1.K15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152:Sheet1.J158</svg:desc>
                </draw:g>
              </table:table-cell>
              <table:table-cell office:value-type="float" office:value="0.986788168458294">
                <text:p>0.986788168458294</text:p>
                <draw:g>
                  <svg:desc>Sheet1.K152:Sheet1.K1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7593209960539">
                <text:p>0.9975932099605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7975915090488">
                <text:p>0.9979759150904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7975915090488">
                <text:p>0.9979759150904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7975915090488">
                <text:p>0.9979759150904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7975915090488">
                <text:p>0.9979759150904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7975915090488">
                <text:p>0.99797591509048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2cm" svg:height="7.39cm" xlink:href=".." xlink:type="simple" chart:class="chart:line" chart:style-name="ch1">
        <chart:title svg:x="2.491cm" svg:y="0.283cm" chart:style-name="ch2">
          <text:p>CC Trace Inst Hit Rate</text:p>
        </chart:title>
        <chart:legend chart:legend-position="end" svg:x="6.741cm" svg:y="3.396cm" style:legend-expansion="high" chart:style-name="ch3"/>
        <chart:plot-area chart:style-name="ch4" table:cell-range-address="Sheet1.F169:Sheet1.G175" chart:data-source-has-labels="column" svg:x="1.203cm" svg:y="1.209cm" svg:width="5.346cm" svg:height="5.053cm">
          <chartooo:coordinate-region svg:x="2.301cm" svg:y="1.408cm" svg:width="4.061cm" svg:height="4.207cm"/>
          <chart:axis chart:dimension="x" chart:name="primary-x" chart:style-name="ch5" chartooo:axis-type="auto">
            <chartooo:date-scale/>
            <chart:title svg:x="2.946cm" svg:y="6.409cm" chart:style-name="ch6">
              <text:p>associativity</text:p>
            </chart:title>
            <chart:categories table:cell-range-address="Sheet1.F169:Sheet1.F175"/>
          </chart:axis>
          <chart:axis chart:dimension="y" chart:name="primary-y" chart:style-name="ch5">
            <chart:title svg:x="0.451cm" svg:y="5.261cm" chart:style-name="ch7">
              <text:p>Hitrate per accesses</text:p>
            </chart:title>
            <chart:grid chart:style-name="ch8" chart:class="major"/>
          </chart:axis>
          <chart:series chart:style-name="ch9" chart:values-cell-range-address="Sheet1.G169:Sheet1.G17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169:Sheet1.F175</svg:desc>
                </draw:g>
              </table:table-cell>
              <table:table-cell office:value-type="float" office:value="0.973731780003988">
                <text:p>0.973731780003988</text:p>
                <draw:g>
                  <svg:desc>Sheet1.G169:Sheet1.G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7155600977631">
                <text:p>0.9771556009776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9112447365189">
                <text:p>0.9791124473651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9107165728516">
                <text:p>0.9791071657285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79830749952795">
                <text:p>0.9798307499527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0150288971547">
                <text:p>0.9801502889715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80108035878158">
                <text:p>0.9801080358781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CC Trace Data Hit Rate</text:p>
        </chart:title>
        <chart:plot-area chart:style-name="ch3" table:cell-range-address="Sheet1.J169:Sheet1.K175" chart:data-source-has-labels="column" svg:x="1.331cm" svg:y="1.275cm" svg:width="14.349cm" svg:height="6.564cm">
          <chartooo:coordinate-region svg:x="2.243cm" svg:y="1.474cm" svg:width="13.25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associativity</text:p>
            </chart:title>
            <chart:categories table:cell-range-address="Sheet1.J169:Sheet1.J175"/>
          </chart:axis>
          <chart:axis chart:dimension="y" chart:name="primary-y" chart:style-name="ch4">
            <chart:title svg:x="0.451cm" svg:y="6.083cm" chart:style-name="ch6">
              <text:p>Hitrate per accesses</text:p>
            </chart:title>
            <chart:grid chart:style-name="ch7" chart:class="major"/>
          </chart:axis>
          <chart:series chart:style-name="ch8" chart:values-cell-range-address="Sheet1.K169:Sheet1.K175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169:Sheet1.J175</svg:desc>
                </draw:g>
              </table:table-cell>
              <table:table-cell office:value-type="float" office:value="0.938457354086565">
                <text:p>0.938457354086565</text:p>
                <draw:g>
                  <svg:desc>Sheet1.K169:Sheet1.K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1984002373682">
                <text:p>0.9619840023736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0197106251108">
                <text:p>0.9701971062511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3683451399277">
                <text:p>0.9736834513992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74998042536708">
                <text:p>0.9749980425367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560794688887">
                <text:p>0.975607946888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75496680554354">
                <text:p>0.97549668055435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24cm" svg:height="4.796cm" xlink:href=".." xlink:type="simple" chart:class="chart:line" chart:style-name="ch1">
        <chart:title svg:x="1.981cm" svg:y="0.231cm" chart:style-name="ch2">
          <text:p>Spice.trace Data Hit rate</text:p>
        </chart:title>
        <chart:legend chart:legend-position="end" svg:x="6.198cm" svg:y="2.099cm" style:legend-expansion="high" chart:style-name="ch3"/>
        <chart:plot-area chart:style-name="ch4" table:cell-range-address="Sheet1.E7:Sheet1.F20" chart:data-source-has-labels="column" svg:x="1.191cm" svg:y="1.105cm" svg:width="4.827cm" svg:height="2.615cm">
          <chartooo:coordinate-region svg:x="1.918cm" svg:y="1.105cm" svg:width="4.1cm" svg:height="1.231cm"/>
          <chart:axis chart:dimension="x" chart:name="primary-x" chart:style-name="ch5" chartooo:axis-type="auto">
            <chartooo:date-scale/>
            <chart:title svg:x="2.25cm" svg:y="3.815cm" chart:style-name="ch6">
              <text:p>cache size (bytes)</text:p>
            </chart:title>
            <chart:categories table:cell-range-address="Sheet1.E7:Sheet1.E20"/>
          </chart:axis>
          <chart:axis chart:dimension="y" chart:name="primary-y" chart:style-name="ch5">
            <chart:title svg:x="0.451cm" svg:y="4.017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F7:Sheet1.F20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E7:Sheet1.E20</svg:desc>
                </draw:g>
              </table:table-cell>
              <table:table-cell office:value-type="float" office:value="0.0603902650101042">
                <text:p>0.0603902650101042</text:p>
                <draw:g>
                  <svg:desc>Sheet1.F7:Sheet1.F2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45449440012521">
                <text:p>0.1454494400125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2202111058429">
                <text:p>0.2622021110584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5775627540428">
                <text:p>0.3657756275404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52063874938431">
                <text:p>0.4520638749384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39535162058029">
                <text:p>0.5395351620580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24273489322721">
                <text:p>0.72427348932272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4481925270557">
                <text:p>0.8448192527055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07966874887795">
                <text:p>0.9079668748877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53184770550137">
                <text:p>0.95318477055013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6559057619098">
                <text:p>0.9655905761909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7261055897476">
                <text:p>0.9726105589747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8055119523838">
                <text:p>0.9805511952383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8055119523838">
                <text:p>0.98055119523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86cm" svg:height="3.309cm" xlink:href=".." xlink:type="simple" chart:class="chart:line" chart:style-name="ch1">
        <chart:title svg:x="1.667cm" svg:y="0.202cm" chart:style-name="ch2">
          <text:p>Tex.trace Inst Hit rate</text:p>
        </chart:title>
        <chart:legend chart:legend-position="end" svg:x="4.934cm" svg:y="1.355cm" style:legend-expansion="high" chart:style-name="ch3"/>
        <chart:plot-area chart:style-name="ch4" table:cell-range-address="Sheet1.J7:Sheet1.K16" chart:data-source-has-labels="column" svg:x="1.166cm" svg:y="1.047cm" svg:width="3.613cm" svg:height="1.215cm">
          <chartooo:coordinate-region svg:x="1.829cm" svg:y="1.047cm" svg:width="2.95cm" svg:height="0.405cm"/>
          <chart:axis chart:dimension="x" chart:name="primary-x" chart:style-name="ch5" chartooo:axis-type="auto">
            <chartooo:date-scale/>
            <chart:title svg:x="1.618cm" svg:y="2.328cm" chart:style-name="ch6">
              <text:p>cache size (bytes)</text:p>
            </chart:title>
            <chart:categories table:cell-range-address="Sheet1.J7:Sheet1.J16"/>
          </chart:axis>
          <chart:axis chart:dimension="y" chart:name="primary-y" chart:style-name="ch5">
            <chart:title svg:x="0.451cm" svg:y="3.259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K7:Sheet1.K1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7:Sheet1.J16</svg:desc>
                </draw:g>
              </table:table-cell>
              <table:table-cell office:value-type="float" office:value="0">
                <text:p>0</text:p>
                <draw:g>
                  <svg:desc>Sheet1.K7:Sheet1.K1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4327324718027">
                <text:p>0.5432732471802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9112687068167">
                <text:p>0.9991126870681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99732131945107">
                <text:p>0.9997321319451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99732131945107">
                <text:p>0.999732131945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81cm" svg:height="4.637cm" xlink:href=".." xlink:type="simple" chart:class="chart:line" chart:style-name="ch1">
        <chart:title svg:x="2.702cm" svg:y="0.228cm" chart:style-name="ch2">
          <text:p>Tex.trace Data Hit rates</text:p>
        </chart:title>
        <chart:legend chart:legend-position="end" svg:x="7.402cm" svg:y="2.019cm" style:legend-expansion="high" chart:style-name="ch3"/>
        <chart:plot-area chart:style-name="ch4" table:cell-range-address="Sheet1.N7:Sheet1.O16" chart:data-source-has-labels="column" svg:x="1.216cm" svg:y="1.099cm" svg:width="5.981cm" svg:height="2.465cm">
          <chartooo:coordinate-region svg:x="1.943cm" svg:y="1.099cm" svg:width="5.113cm" svg:height="1.212cm"/>
          <chart:axis chart:dimension="x" chart:name="primary-x" chart:style-name="ch5" chartooo:axis-type="auto">
            <chartooo:date-scale/>
            <chart:title svg:x="2.852cm" svg:y="3.656cm" chart:style-name="ch6">
              <text:p>cache size (bytes)</text:p>
            </chart:title>
            <chart:categories table:cell-range-address="Sheet1.N7:Sheet1.N16"/>
          </chart:axis>
          <chart:axis chart:dimension="y" chart:name="primary-y" chart:style-name="ch5">
            <chart:title svg:x="0.451cm" svg:y="3.936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O7:Sheet1.O1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N7:Sheet1.N16</svg:desc>
                </draw:g>
              </table:table-cell>
              <table:table-cell office:value-type="float" office:value="0.0000510273506599537">
                <text:p>0.0000510273506599537</text:p>
                <draw:g>
                  <svg:desc>Sheet1.O7:Sheet1.O1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2198598448769">
                <text:p>0.2221985984487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3302149952374">
                <text:p>0.3333021499523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1306470268064">
                <text:p>0.5713064702680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20422846645802">
                <text:p>0.9204228466458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36453939311471">
                <text:p>0.936453939311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8cm" svg:height="5.646cm" xlink:href=".." xlink:type="simple" chart:class="chart:line" chart:style-name="ch1">
        <chart:title svg:x="2.505cm" svg:y="0.248cm" chart:style-name="ch2">
          <text:p>CC.trace Inst Hit rates</text:p>
        </chart:title>
        <chart:legend chart:legend-position="end" svg:x="6.849cm" svg:y="2.524cm" style:legend-expansion="high" chart:style-name="ch3"/>
        <chart:plot-area chart:style-name="ch4" table:cell-range-address="Sheet1.S8:Sheet1.T23" chart:data-source-has-labels="column" svg:x="1.203cm" svg:y="1.139cm" svg:width="5.454cm" svg:height="3.414cm">
          <chartooo:coordinate-region svg:x="1.93cm" svg:y="1.139cm" svg:width="4.727cm" svg:height="2.03cm"/>
          <chart:axis chart:dimension="x" chart:name="primary-x" chart:style-name="ch5" chartooo:axis-type="auto">
            <chartooo:date-scale/>
            <chart:title svg:x="2.576cm" svg:y="4.665cm" chart:style-name="ch6">
              <text:p>cache size (bytes)</text:p>
            </chart:title>
            <chart:categories table:cell-range-address="Sheet1.S8:Sheet1.S23"/>
          </chart:axis>
          <chart:axis chart:dimension="y" chart:name="primary-y" chart:style-name="ch5">
            <chart:title svg:x="0.451cm" svg:y="4.451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T8:Sheet1.T23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S8:Sheet1.S23</svg:desc>
                </draw:g>
              </table:table-cell>
              <table:table-cell office:value-type="float" office:value="0">
                <text:p>0</text:p>
                <draw:g>
                  <svg:desc>Sheet1.T8:Sheet1.T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6702872286064">
                <text:p>0.00467028722860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53354697553678">
                <text:p>0.03533546975536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19440252145335">
                <text:p>0.1194402521453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02284043779486">
                <text:p>0.2022840437794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1025561801091">
                <text:p>0.30102556180109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99275887612053">
                <text:p>0.39927588761205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473632089111774">
                <text:p>0.47363208911177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593007641207858">
                <text:p>0.59300764120785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36023799054851">
                <text:p>0.73602379905485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868367089593723">
                <text:p>0.86836708959372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35960155332934">
                <text:p>0.93596015533293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49197257246075">
                <text:p>0.94919725724607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951138258723613">
                <text:p>0.95113825872361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958809835991977">
                <text:p>0.9588098359919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004cm" svg:height="5.593cm" xlink:href=".." xlink:type="simple" chart:class="chart:line" chart:style-name="ch1">
        <chart:title svg:x="0.67cm" svg:y="0.247cm" chart:style-name="ch2">
          <text:p>CC Trace Data Hit rate</text:p>
        </chart:title>
        <chart:legend chart:legend-position="end" svg:x="3.152cm" svg:y="2.497cm" style:legend-expansion="high" chart:style-name="ch3"/>
        <chart:plot-area chart:style-name="ch4" table:cell-range-address="Sheet1.W8:Sheet1.X23" chart:data-source-has-labels="column" svg:x="1.131cm" svg:y="1.137cm" svg:width="1.901cm" svg:height="3.364cm">
          <chartooo:coordinate-region svg:x="1.858cm" svg:y="1.137cm" svg:width="1.174cm" svg:height="2.111cm"/>
          <chart:axis chart:dimension="x" chart:name="primary-x" chart:style-name="ch5" chartooo:axis-type="auto">
            <chartooo:date-scale/>
            <chart:title svg:x="0.727cm" svg:y="4.612cm" chart:style-name="ch6">
              <text:p>cache size (bytes)</text:p>
            </chart:title>
            <chart:categories table:cell-range-address="Sheet1.W8:Sheet1.W23"/>
          </chart:axis>
          <chart:axis chart:dimension="y" chart:name="primary-y" chart:style-name="ch5">
            <chart:title svg:x="0.451cm" svg:y="4.424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X8:Sheet1.X23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W8:Sheet1.W23</svg:desc>
                </draw:g>
              </table:table-cell>
              <table:table-cell office:value-type="float" office:value="0.0675510279773017">
                <text:p>0.0675510279773017</text:p>
                <draw:g>
                  <svg:desc>Sheet1.X8:Sheet1.X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7331503620277">
                <text:p>0.1373315036202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22862347060302">
                <text:p>0.222862347060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32954203600908">
                <text:p>0.3329542036009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36580249813526">
                <text:p>0.4365802498135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0232629058646">
                <text:p>0.55023262905864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58268118898381">
                <text:p>0.65826811889838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752284050589093">
                <text:p>0.7522840505890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34382121560531">
                <text:p>0.83438212156053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76613876972402">
                <text:p>0.87661387697240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10513020221626">
                <text:p>0.91051302022162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43666266932057">
                <text:p>0.94366626693205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55505829119636">
                <text:p>0.95550582911963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60628201482727">
                <text:p>0.96062820148272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961786195556764">
                <text:p>0.96178619555676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961786195556764">
                <text:p>0.9617861955567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67cm" svg:height="6.789cm" xlink:href=".." xlink:type="simple" chart:class="chart:line" chart:style-name="ch1">
        <chart:title svg:x="2.054cm" svg:y="0.271cm" chart:style-name="ch2">
          <text:p>CC trace Inst Hit Rate</text:p>
        </chart:title>
        <chart:legend chart:legend-position="end" svg:x="5.815cm" svg:y="3.095cm" style:legend-expansion="high" chart:style-name="ch3"/>
        <chart:plot-area chart:style-name="ch4" table:cell-range-address="Sheet1.G49:Sheet1.H59" chart:data-source-has-labels="column" svg:x="1.184cm" svg:y="1.185cm" svg:width="4.458cm" svg:height="4.488cm">
          <chartooo:coordinate-region svg:x="1.911cm" svg:y="1.185cm" svg:width="3.59cm" svg:height="3.234cm"/>
          <chart:axis chart:dimension="x" chart:name="primary-x" chart:style-name="ch5" chartooo:axis-type="auto">
            <chartooo:date-scale/>
            <chart:title svg:x="2.099cm" svg:y="5.808cm" chart:style-name="ch6">
              <text:p>Block size (bytes)</text:p>
            </chart:title>
            <chart:categories table:cell-range-address="Sheet1.G49:Sheet1.G59"/>
          </chart:axis>
          <chart:axis chart:dimension="y" chart:name="primary-y" chart:style-name="ch5">
            <chart:title svg:x="0.451cm" svg:y="5.034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H49:Sheet1.H59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G49:Sheet1.G59</svg:desc>
                </draw:g>
              </table:table-cell>
              <table:table-cell office:value-type="float" office:value="0.822510599584599">
                <text:p>0.822510599584599</text:p>
                <draw:g>
                  <svg:desc>Sheet1.H49:Sheet1.H5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98237385801112">
                <text:p>0.8982373858011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6760323288981">
                <text:p>0.9367603232889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7769353567283">
                <text:p>0.9577693535672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9577772760223">
                <text:p>0.9695777727602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77155600977631">
                <text:p>0.9771556009776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82010745489812">
                <text:p>0.9820107454898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8589935049073">
                <text:p>0.9858993504907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87174865747398">
                <text:p>0.98717486574739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88500556552464">
                <text:p>0.98850055655246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8765813550303">
                <text:p>0.987658135503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72cm" svg:height="5.833cm" xlink:href=".." xlink:type="simple" chart:class="chart:line" chart:style-name="ch1">
        <chart:title svg:x="2.264cm" svg:y="0.252cm" chart:style-name="ch2">
          <text:p>CC trace Data Hit Rate</text:p>
        </chart:title>
        <chart:legend chart:legend-position="end" svg:x="6.473cm" svg:y="2.617cm" style:legend-expansion="high" chart:style-name="ch3"/>
        <chart:plot-area chart:style-name="ch4" table:cell-range-address="Sheet1.K49:Sheet1.L59" chart:data-source-has-labels="column" svg:x="1.196cm" svg:y="1.147cm" svg:width="5.092cm" svg:height="3.589cm">
          <chartooo:coordinate-region svg:x="1.923cm" svg:y="1.147cm" svg:width="4.224cm" svg:height="2.335cm"/>
          <chart:axis chart:dimension="x" chart:name="primary-x" chart:style-name="ch5" chartooo:axis-type="auto">
            <chartooo:date-scale/>
            <chart:title svg:x="2.428cm" svg:y="4.852cm" chart:style-name="ch6">
              <text:p>Block size (bytes)</text:p>
            </chart:title>
            <chart:categories table:cell-range-address="Sheet1.K49:Sheet1.K59"/>
          </chart:axis>
          <chart:axis chart:dimension="y" chart:name="primary-y" chart:style-name="ch5">
            <chart:title svg:x="0.451cm" svg:y="4.546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Sheet1.L49:Sheet1.L59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K49:Sheet1.K59</svg:desc>
                </draw:g>
              </table:table-cell>
              <table:table-cell office:value-type="float" office:value="0.933878950469997">
                <text:p>0.933878950469997</text:p>
                <draw:g>
                  <svg:desc>Sheet1.L49:Sheet1.L5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4426133577295">
                <text:p>0.9544261335772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4633789525305">
                <text:p>0.9646337895253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9517145317954">
                <text:p>0.9695171453179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900614437425">
                <text:p>0.969006144374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61984002373682">
                <text:p>0.9619840023736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50807917217847">
                <text:p>0.95080791721784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26675485553921">
                <text:p>0.92667548555392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84163503818084">
                <text:p>0.8841635038180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17461396763386">
                <text:p>0.81746139676338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0620742517339">
                <text:p>0.706207425173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25cm" svg:height="5.488cm" xlink:href=".." xlink:type="simple" chart:class="chart:line" chart:style-name="ch1">
        <chart:title svg:x="1.005cm" svg:y="0.245cm" chart:style-name="ch2">
          <text:p>Spice Trace Inst Hit Rate</text:p>
        </chart:title>
        <chart:legend chart:legend-position="end" svg:x="4.273cm" svg:y="2.445cm" style:legend-expansion="high" chart:style-name="ch3"/>
        <chart:plot-area chart:style-name="ch4" table:cell-range-address="Sheet1.G76:Sheet1.H86" chart:data-source-has-labels="column" svg:x="1.153cm" svg:y="1.133cm" svg:width="2.978cm" svg:height="3.265cm">
          <chartooo:coordinate-region svg:x="2.065cm" svg:y="1.133cm" svg:width="2.066cm" svg:height="2.012cm"/>
          <chart:axis chart:dimension="x" chart:name="primary-x" chart:style-name="ch5" chartooo:axis-type="auto">
            <chartooo:date-scale/>
            <chart:title svg:x="1.328cm" svg:y="4.507cm" chart:style-name="ch6">
              <text:p>Block size (bytes)</text:p>
            </chart:title>
            <chart:categories table:cell-range-address="Sheet1.G76:Sheet1.G86"/>
          </chart:axis>
          <chart:axis chart:dimension="y" chart:name="primary-y" chart:style-name="ch5">
            <chart:title svg:x="0.451cm" svg:y="4.291cm" chart:style-name="ch7">
              <text:p>Hitrate per accesses</text:p>
            </chart:title>
            <chart:grid chart:style-name="ch8" chart:class="major"/>
          </chart:axis>
          <chart:series chart:style-name="ch9" chart:values-cell-range-address="Sheet1.H76:Sheet1.H8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G76:Sheet1.G86</svg:desc>
                </draw:g>
              </table:table-cell>
              <table:table-cell office:value-type="float" office:value="0.951942092380334">
                <text:p>0.951942092380334</text:p>
                <draw:g>
                  <svg:desc>Sheet1.H76:Sheet1.H8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2222790010782">
                <text:p>0.972222790010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2644832925377">
                <text:p>0.9826448329253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8532942240573">
                <text:p>0.9885329422405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1581115125376">
                <text:p>0.9915811151253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3519119428078">
                <text:p>0.9935191194280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4596072379414">
                <text:p>0.9945960723794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5473731546162">
                <text:p>0.99547373154616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95508224701187">
                <text:p>0.99550822470118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88909811897328">
                <text:p>0.98890981189732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86409696920144">
                <text:p>0.9864096969201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